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13.91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2.92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5.219cm"/>
    </style:style>
    <style:style style:name="co9" style:family="table-column">
      <style:table-column-properties fo:break-before="auto" style:column-width="5.015cm"/>
    </style:style>
    <style:style style:name="ro1" style:family="table-row">
      <style:table-row-properties style:row-height="0.591cm" fo:break-before="auto" style:use-optimal-row-height="false"/>
    </style:style>
    <style:style style:name="ro2" style:family="table-row">
      <style:table-row-properties style:row-height="0.478cm" fo:break-before="auto" style:use-optimal-row-height="fals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6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fo:border-top="none"/>
      <style:paragraph-properties fo:margin-left="0cm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fo:border-top="none"/>
      <style:paragraph-properties fo:margin-left="0cm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fo:border-top="0.74pt solid #000000"/>
      <style:paragraph-properties fo:margin-left="0cm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"/>
    <style:style style:name="T1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text-emphasize="none" style:font-relief="none" style:text-overline-style="none" style:text-overline-color="font-color" style:font-name-asian="DejaVu Sans" style:font-name-complex="DejaVu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[Ecole d’été CIST 2023] Tableau de données n°1 agrégées sur les pays africains et la France (population totale, par sexe, par age et urbaine/rurale)</text:p>
          </table:table-cell>
          <table:covered-table-cell table:number-columns-repeated="8"/>
          <table:table-cell/>
        </table:table-row>
        <table:table-row table:style-name="ro2">
          <table:table-cell table:style-name="ce2" office:value-type="string" calcext:value-type="string" table:number-columns-spanned="9" table:number-rows-spanned="1">
            <text:p>Source (1) : Minnesota Population Center. Integrated Public Use Microdata Series, International: Version 7.3 [dataset]. Minneapolis, MN: IPUMS, 2020 (https://doi.org/10.18128/D020.V7.3)</text:p>
          </table:table-cell>
          <table:covered-table-cell table:number-columns-repeated="8"/>
          <table:table-cell/>
        </table:table-row>
        <table:table-row table:style-name="ro2">
          <table:table-cell table:style-name="ce3" office:value-type="string" calcext:value-type="string">
            <text:p><text:span text:style-name="T1">Remerciements (1) : </text:span><text:span text:style-name="T2">The author wishes to acknowledge the statistical offices that provided the underlying data making this research possible: Ghana Statistical Services, Ghana; National Institute of Statistics, Rwanda; Bureau of Statistics, Uganda; Statistics South Africa, South Africa; National Agency of Statistics and Demography, Senegal; Bureau of Statistics, Tanzania; Central Agency for Public Mobilization and Statistics, Egypt; National Institute of Statistics and Economic Studies, France; National Statistical Office, Malawi; Statistics Sierra Leone, Sierra Leone; Central Bureau of Statistics, Sudan; Department of Statistics, Morocco; National Institute of Statistics and Demography, Burkina Faso; Central Bureau of Census and Population Studies, Cameroon; National Bureau of Statistics, Kenya; National Bureau of Statistics, South Sudan; Institute of Statistics and Geo-Information Systems, Liberia; National Directorate of Statistics and Informatics, Mali; Central Statistics Office, Zambia; Central Statistical Agency, Ethiopia; National Institute of Statistics, Mozambique; Central Statistics Office, Botswana; Bureau of Statistics, Lesotho; National Institute for Statistics and Economic Analysis, Benin; National Statistics Agency, Zimbabwe; National Institute of Statistics, Togo; National Statistics Directorate, Guinea; and Statistics Mauritius, Mauritius.</text:span>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 table:number-columns-spanned="9" table:number-rows-spanned="1">
            <text:p>Source (2) : E-Geopolis (<text:a xlink:href="https://africapolis.org/fr" xlink:type="simple">https://africapolis.org/fr</text:a>) et surtout le sous-projet Africapolis (<text:a xlink:href="https://africapolis.org/fr" xlink:type="simple">https://africapolis.org/fr</text:a>)</text:p>
          </table:table-cell>
          <table:covered-table-cell table:number-columns-repeated="8"/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4" office:value-type="string" calcext:value-type="string">
            <text:p>Variables (codes)</text:p>
          </table:table-cell>
          <table:table-cell table:style-name="ce4" office:value-type="string" calcext:value-type="string">
            <text:p>Variables (intitulées)</text:p>
          </table:table-cell>
          <table:table-cell/>
          <table:table-cell table:style-name="ce8" office:value-type="string" calcext:value-type="string" table:number-columns-spanned="3" table:number-rows-spanned="1">
            <text:p>Millésimes de recensement par pays (IPUMS)</text:p>
          </table:table-cell>
          <table:covered-table-cell table:style-name="ce12"/>
          <table:covered-table-cell table:style-name="ce15"/>
          <table:table-cell/>
          <table:table-cell table:style-name="ce18" office:value-type="string" calcext:value-type="string" table:number-columns-spanned="3" table:number-rows-spanned="1">
            <text:p>Millésimes de données par pays (Geopolis)</text:p>
          </table:table-cell>
          <table:covered-table-cell table:style-name="ce20"/>
          <table:covered-table-cell table:style-name="ce22"/>
        </table:table-row>
        <table:table-row table:style-name="ro2">
          <table:table-cell table:style-name="ce5" office:value-type="string" calcext:value-type="string">
            <text:p>Pays</text:p>
          </table:table-cell>
          <table:table-cell table:style-name="ce7" office:value-type="string" calcext:value-type="string">
            <text:p>Nom du pays</text:p>
          </table:table-cell>
          <table:table-cell/>
          <table:table-cell table:style-name="ce9" office:value-type="string" calcext:value-type="string">
            <text:p>Pays</text:p>
          </table:table-cell>
          <table:table-cell table:style-name="ce13" office:value-type="string" calcext:value-type="string">
            <text:p>2010s</text:p>
          </table:table-cell>
          <table:table-cell table:style-name="ce16" office:value-type="string" calcext:value-type="string">
            <text:p>2000s</text:p>
          </table:table-cell>
          <table:table-cell/>
          <table:table-cell table:style-name="ce19" office:value-type="string" calcext:value-type="string">
            <text:p>Pays</text:p>
          </table:table-cell>
          <table:table-cell table:style-name="ce13" office:value-type="string" calcext:value-type="string">
            <text:p>2010s</text:p>
          </table:table-cell>
          <table:table-cell table:style-name="ce16" office:value-type="string" calcext:value-type="string">
            <text:p>2000s</text:p>
          </table:table-cell>
        </table:table-row>
        <table:table-row table:style-name="ro2">
          <table:table-cell table:style-name="ce5" office:value-type="string" calcext:value-type="string">
            <text:p>SUPERF_km2_IPUMS</text:p>
          </table:table-cell>
          <table:table-cell table:style-name="ce7" office:value-type="string" calcext:value-type="string">
            <text:p>Superficie du pays (en km² )</text:p>
          </table:table-cell>
          <table:table-cell/>
          <table:table-cell table:style-name="ce10" office:value-type="string" calcext:value-type="string">
            <text:p>Benin</text:p>
          </table:table-cell>
          <table:table-cell table:style-name="ce14" office:value-type="float" office:value="2013" calcext:value-type="float">
            <text:p>2013</text:p>
          </table:table-cell>
          <table:table-cell table:style-name="ce17" office:value-type="float" office:value="2002" calcext:value-type="float">
            <text:p>2002</text:p>
          </table:table-cell>
          <table:table-cell/>
          <table:table-cell table:style-name="ce10" office:value-type="string" calcext:value-type="string">
            <text:p>Benin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POP_Total_IPUMS2010s</text:p>
          </table:table-cell>
          <table:table-cell table:style-name="ce7" office:value-type="string" calcext:value-type="string">
            <text:p>Population totale dans les années 2010 (source : IPUMS, effectif)</text:p>
          </table:table-cell>
          <table:table-cell/>
          <table:table-cell table:style-name="ce10" office:value-type="string" calcext:value-type="string">
            <text:p>Botswana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office:value-type="float" office:value="2001" calcext:value-type="float">
            <text:p>2001</text:p>
          </table:table-cell>
          <table:table-cell/>
          <table:table-cell table:style-name="ce10" office:value-type="string" calcext:value-type="string">
            <text:p>Botswan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POP_Total_IPUMS2000s</text:p>
          </table:table-cell>
          <table:table-cell table:style-name="ce7" office:value-type="string" calcext:value-type="string">
            <text:p>Population totale dans les années 2000 (source : IPUMS, effectif)</text:p>
          </table:table-cell>
          <table:table-cell/>
          <table:table-cell table:style-name="ce10" office:value-type="string" calcext:value-type="string">
            <text:p>Burkina Faso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6" calcext:value-type="float">
            <text:p>2006</text:p>
          </table:table-cell>
          <table:table-cell/>
          <table:table-cell table:style-name="ce10" office:value-type="string" calcext:value-type="string">
            <text:p>Burkina Faso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POP_Total_GEOPOLIS2010s</text:p>
          </table:table-cell>
          <table:table-cell table:style-name="ce7" office:value-type="string" calcext:value-type="string">
            <text:p>Population totale dans les années 2010 (source : E-Geopolis, effectif)</text:p>
          </table:table-cell>
          <table:table-cell/>
          <table:table-cell table:style-name="ce10" office:value-type="string" calcext:value-type="string">
            <text:p>Cameroon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5" calcext:value-type="float">
            <text:p>2005</text:p>
          </table:table-cell>
          <table:table-cell/>
          <table:table-cell table:style-name="ce10" office:value-type="string" calcext:value-type="string">
            <text:p>Cameroon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POP_Total_GEOPOLIS2000s</text:p>
          </table:table-cell>
          <table:table-cell table:style-name="ce7" office:value-type="string" calcext:value-type="string">
            <text:p><text:span text:style-name="T3">Population totale dans les années 2000 (source : E-Geopolis</text:span>, effectif)</text:p>
          </table:table-cell>
          <table:table-cell/>
          <table:table-cell table:style-name="ce10" office:value-type="string" calcext:value-type="string">
            <text:p>Egypt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6" calcext:value-type="float">
            <text:p>2006</text:p>
          </table:table-cell>
          <table:table-cell/>
          <table:table-cell table:style-name="ce10" office:value-type="string" calcext:value-type="string">
            <text:p>Egypt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SEXE_Hom_IPUMS2010s</text:p>
          </table:table-cell>
          <table:table-cell table:style-name="ce7" office:value-type="string" calcext:value-type="string">
            <text:p>Population des hommes dans les années 2010 (source : IPUMS, effectif)</text:p>
          </table:table-cell>
          <table:table-cell/>
          <table:table-cell table:style-name="ce10" office:value-type="string" calcext:value-type="string">
            <text:p>Ethiopia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7" calcext:value-type="float">
            <text:p>2007</text:p>
          </table:table-cell>
          <table:table-cell/>
          <table:table-cell table:style-name="ce10" office:value-type="string" calcext:value-type="string">
            <text:p>Ethiopi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SEXE_Fem_IPUMS2010s</text:p>
          </table:table-cell>
          <table:table-cell table:style-name="ce7" office:value-type="string" calcext:value-type="string">
            <text:p>Population des femmes dans les années 2010 (source : IPUMS, effectif)</text:p>
          </table:table-cell>
          <table:table-cell/>
          <table:table-cell table:style-name="ce10" office:value-type="string" calcext:value-type="string">
            <text:p>France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office:value-type="float" office:value="2006" calcext:value-type="float">
            <text:p>2006</text:p>
          </table:table-cell>
          <table:table-cell/>
          <table:table-cell table:style-name="ce10" office:value-type="string" calcext:value-type="string">
            <text:p>France</text:p>
          </table:table-cell>
          <table:table-cell office:value-type="float" office:value="2010" calcext:value-type="float">
            <text:p>201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SEXE_Hom_IPUMS2000s</text:p>
          </table:table-cell>
          <table:table-cell table:style-name="ce7" office:value-type="string" calcext:value-type="string">
            <text:p>Population des hommes dans les années 2000 (source : IPUMS, effectif)</text:p>
          </table:table-cell>
          <table:table-cell/>
          <table:table-cell table:style-name="ce10" office:value-type="string" calcext:value-type="string">
            <text:p>Ghana</text:p>
          </table:table-cell>
          <table:table-cell table:style-name="ce14" office:value-type="float" office:value="2010" calcext:value-type="float">
            <text:p>2010</text:p>
          </table:table-cell>
          <table:table-cell table:style-name="ce17" office:value-type="float" office:value="2000" calcext:value-type="float">
            <text:p>2000</text:p>
          </table:table-cell>
          <table:table-cell/>
          <table:table-cell table:style-name="ce10" office:value-type="string" calcext:value-type="string">
            <text:p>Ghan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SEXE_Fem_IPUMS2000s</text:p>
          </table:table-cell>
          <table:table-cell table:style-name="ce7" office:value-type="string" calcext:value-type="string">
            <text:p>Population des femmes dans les années 2000 (source : IPUMS, effectif)</text:p>
          </table:table-cell>
          <table:table-cell/>
          <table:table-cell table:style-name="ce10" office:value-type="string" calcext:value-type="string">
            <text:p>Guinea</text:p>
          </table:table-cell>
          <table:table-cell table:style-name="ce14" office:value-type="float" office:value="2014" calcext:value-type="float">
            <text:p>2014</text:p>
          </table:table-cell>
          <table:table-cell table:style-name="ce17" office:value-type="string" calcext:value-type="string">
            <text:p>NA</text:p>
          </table:table-cell>
          <table:table-cell/>
          <table:table-cell table:style-name="ce10" office:value-type="string" calcext:value-type="string">
            <text:p>Guine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0014_IPUMS2010s</text:p>
          </table:table-cell>
          <table:table-cell table:style-name="ce7" office:value-type="string" calcext:value-type="string">
            <text:p>Population des 0-14 ans dans les années 2010 (source : IPUMS, effectif)</text:p>
          </table:table-cell>
          <table:table-cell/>
          <table:table-cell table:style-name="ce10" office:value-type="string" calcext:value-type="string">
            <text:p>Kenya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9" calcext:value-type="float">
            <text:p>2009</text:p>
          </table:table-cell>
          <table:table-cell/>
          <table:table-cell table:style-name="ce10" office:value-type="string" calcext:value-type="string">
            <text:p>Keny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1529_IPUMS2010s</text:p>
          </table:table-cell>
          <table:table-cell table:style-name="ce7" office:value-type="string" calcext:value-type="string">
            <text:p>Population des 15-29 ans dans les années 2010 (source : IPUMS, effectif)</text:p>
          </table:table-cell>
          <table:table-cell/>
          <table:table-cell table:style-name="ce10" office:value-type="string" calcext:value-type="string">
            <text:p>Lesotho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6" calcext:value-type="float">
            <text:p>2006</text:p>
          </table:table-cell>
          <table:table-cell/>
          <table:table-cell table:style-name="ce10" office:value-type="string" calcext:value-type="string">
            <text:p>Lesotho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3044_IPUMS2010s</text:p>
          </table:table-cell>
          <table:table-cell table:style-name="ce7" office:value-type="string" calcext:value-type="string">
            <text:p>Population des 30-44 ans dans les années 2010 (source : IPUMS, effectif)</text:p>
          </table:table-cell>
          <table:table-cell/>
          <table:table-cell table:style-name="ce10" office:value-type="string" calcext:value-type="string">
            <text:p>Liberia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8" calcext:value-type="float">
            <text:p>2008</text:p>
          </table:table-cell>
          <table:table-cell/>
          <table:table-cell table:style-name="ce10" office:value-type="string" calcext:value-type="string">
            <text:p>Liberi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4559_IPUMS2010s</text:p>
          </table:table-cell>
          <table:table-cell table:style-name="ce7" office:value-type="string" calcext:value-type="string">
            <text:p>Population des 45-59 ans dans les années 2010 (source : IPUMS, effectif)</text:p>
          </table:table-cell>
          <table:table-cell/>
          <table:table-cell table:style-name="ce10" office:value-type="string" calcext:value-type="string">
            <text:p>Malawi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8" calcext:value-type="float">
            <text:p>2008</text:p>
          </table:table-cell>
          <table:table-cell/>
          <table:table-cell table:style-name="ce10"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6074_IPUMS2010s</text:p>
          </table:table-cell>
          <table:table-cell table:style-name="ce7" office:value-type="string" calcext:value-type="string">
            <text:p>Population des 60-74 ans dans les années 2010 (source : IPUMS, effectif)</text:p>
          </table:table-cell>
          <table:table-cell/>
          <table:table-cell table:style-name="ce10" office:value-type="string" calcext:value-type="string">
            <text:p>Mali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9" calcext:value-type="float">
            <text:p>2009</text:p>
          </table:table-cell>
          <table:table-cell/>
          <table:table-cell table:style-name="ce10"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75pl_IPUMS2010s</text:p>
          </table:table-cell>
          <table:table-cell table:style-name="ce7" office:value-type="string" calcext:value-type="string">
            <text:p>Population des 75 ans et plus dans les années 2010 (source : IPUMS, effectif)</text:p>
          </table:table-cell>
          <table:table-cell/>
          <table:table-cell table:style-name="ce10" office:value-type="string" calcext:value-type="string">
            <text:p>Mauritius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office:value-type="float" office:value="2000" calcext:value-type="float">
            <text:p>2000</text:p>
          </table:table-cell>
          <table:table-cell/>
          <table:table-cell table:style-name="ce10" office:value-type="string" calcext:value-type="string">
            <text:p>Mauritius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0014_IPUMS2000s</text:p>
          </table:table-cell>
          <table:table-cell table:style-name="ce7" office:value-type="string" calcext:value-type="string">
            <text:p>Population des 0-14 ans dans les années 2000 (source : IPUMS, effectif)</text:p>
          </table:table-cell>
          <table:table-cell/>
          <table:table-cell table:style-name="ce10" office:value-type="string" calcext:value-type="string">
            <text:p>Morocco</text:p>
          </table:table-cell>
          <table:table-cell table:style-name="ce14" office:value-type="float" office:value="2014" calcext:value-type="float">
            <text:p>2014</text:p>
          </table:table-cell>
          <table:table-cell table:style-name="ce17" office:value-type="float" office:value="2004" calcext:value-type="float">
            <text:p>2004</text:p>
          </table:table-cell>
          <table:table-cell/>
          <table:table-cell table:style-name="ce10" office:value-type="string" calcext:value-type="string">
            <text:p>Morocco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1529_IPUMS2000s</text:p>
          </table:table-cell>
          <table:table-cell table:style-name="ce7" office:value-type="string" calcext:value-type="string">
            <text:p>Population des 15-29 ans dans les années 2000 (source : IPUMS, effectif)</text:p>
          </table:table-cell>
          <table:table-cell/>
          <table:table-cell table:style-name="ce10" office:value-type="string" calcext:value-type="string">
            <text:p>Mozambique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7" calcext:value-type="float">
            <text:p>2007</text:p>
          </table:table-cell>
          <table:table-cell/>
          <table:table-cell table:style-name="ce10"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3044_IPUMS2000s</text:p>
          </table:table-cell>
          <table:table-cell table:style-name="ce7" office:value-type="string" calcext:value-type="string">
            <text:p>Population des 30-44 ans dans les années 2000 (source : IPUMS, effectif)</text:p>
          </table:table-cell>
          <table:table-cell/>
          <table:table-cell table:style-name="ce10" office:value-type="string" calcext:value-type="string">
            <text:p>Rwanda</text:p>
          </table:table-cell>
          <table:table-cell table:style-name="ce14" office:value-type="float" office:value="2012" calcext:value-type="float">
            <text:p>2012</text:p>
          </table:table-cell>
          <table:table-cell table:style-name="ce17" office:value-type="float" office:value="2002" calcext:value-type="float">
            <text:p>2002</text:p>
          </table:table-cell>
          <table:table-cell/>
          <table:table-cell table:style-name="ce10" office:value-type="string" calcext:value-type="string">
            <text:p>Rwand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4559_IPUMS2000s</text:p>
          </table:table-cell>
          <table:table-cell table:style-name="ce7" office:value-type="string" calcext:value-type="string">
            <text:p>Population des 45-59 ans dans les années 2000 (source : IPUMS, effectif)</text:p>
          </table:table-cell>
          <table:table-cell/>
          <table:table-cell table:style-name="ce10" office:value-type="string" calcext:value-type="string">
            <text:p>Senegal</text:p>
          </table:table-cell>
          <table:table-cell table:style-name="ce14" office:value-type="float" office:value="2013" calcext:value-type="float">
            <text:p>2013</text:p>
          </table:table-cell>
          <table:table-cell table:style-name="ce17" office:value-type="float" office:value="2002" calcext:value-type="float">
            <text:p>2002</text:p>
          </table:table-cell>
          <table:table-cell/>
          <table:table-cell table:style-name="ce10" office:value-type="string" calcext:value-type="string">
            <text:p>Senegal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6074_IPUMS2000s</text:p>
          </table:table-cell>
          <table:table-cell table:style-name="ce7" office:value-type="string" calcext:value-type="string">
            <text:p>Population des 60-74 ans dans les années 2000 (source : IPUMS, effectif)</text:p>
          </table:table-cell>
          <table:table-cell/>
          <table:table-cell table:style-name="ce10" office:value-type="string" calcext:value-type="string">
            <text:p>Sierra Leone</text:p>
          </table:table-cell>
          <table:table-cell table:style-name="ce14" office:value-type="float" office:value="2015" calcext:value-type="float">
            <text:p>2015</text:p>
          </table:table-cell>
          <table:table-cell table:style-name="ce17" office:value-type="float" office:value="2004" calcext:value-type="float">
            <text:p>2004</text:p>
          </table:table-cell>
          <table:table-cell/>
          <table:table-cell table:style-name="ce10" office:value-type="string" calcext:value-type="string">
            <text:p>Sierra Leone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AGE_75pl_IPUMS2000s</text:p>
          </table:table-cell>
          <table:table-cell table:style-name="ce7" office:value-type="string" calcext:value-type="string">
            <text:p>Population des 75 ans et plus dans les années 2000 (source : IPUMS, effectif)</text:p>
          </table:table-cell>
          <table:table-cell/>
          <table:table-cell table:style-name="ce10" office:value-type="string" calcext:value-type="string">
            <text:p>South Africa</text:p>
          </table:table-cell>
          <table:table-cell table:style-name="ce14" office:value-type="float" office:value="2016" calcext:value-type="float">
            <text:p>2016</text:p>
          </table:table-cell>
          <table:table-cell table:style-name="ce17" office:value-type="float" office:value="2007" calcext:value-type="float">
            <text:p>2007</text:p>
          </table:table-cell>
          <table:table-cell/>
          <table:table-cell table:style-name="ce10"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POP_Urban_IPUMS2010s</text:p>
          </table:table-cell>
          <table:table-cell table:style-name="ce7" office:value-type="string" calcext:value-type="string">
            <text:p>Population urbaine dans les années 2010 (source IPUMS, effectif)</text:p>
          </table:table-cell>
          <table:table-cell/>
          <table:table-cell table:style-name="ce10" office:value-type="string" calcext:value-type="string">
            <text:p>South Sudan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8" calcext:value-type="float">
            <text:p>2008</text:p>
          </table:table-cell>
          <table:table-cell/>
          <table:table-cell table:style-name="ce10" office:value-type="string" calcext:value-type="string">
            <text:p>South Sudan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POP_Rural_IPUMS2010s</text:p>
          </table:table-cell>
          <table:table-cell table:style-name="ce7" office:value-type="string" calcext:value-type="string">
            <text:p>Population rurale dans les années 2010 (source IPUMS, effectif)</text:p>
          </table:table-cell>
          <table:table-cell/>
          <table:table-cell table:style-name="ce10" office:value-type="string" calcext:value-type="string">
            <text:p>Sudan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float" office:value="2008" calcext:value-type="float">
            <text:p>2008</text:p>
          </table:table-cell>
          <table:table-cell/>
          <table:table-cell table:style-name="ce10" office:value-type="string" calcext:value-type="string">
            <text:p>Sudan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POP_Unkwn_IPUMS2010s</text:p>
          </table:table-cell>
          <table:table-cell table:style-name="ce7" office:value-type="string" calcext:value-type="string">
            <text:p>Population urbaine/rurale inconnue dans les années 2010 (source IPUMS, effectif)</text:p>
          </table:table-cell>
          <table:table-cell/>
          <table:table-cell table:style-name="ce10" office:value-type="string" calcext:value-type="string">
            <text:p>Tanzania</text:p>
          </table:table-cell>
          <table:table-cell table:style-name="ce14" office:value-type="float" office:value="2012" calcext:value-type="float">
            <text:p>2012</text:p>
          </table:table-cell>
          <table:table-cell table:style-name="ce17" office:value-type="float" office:value="2002" calcext:value-type="float">
            <text:p>2002</text:p>
          </table:table-cell>
          <table:table-cell/>
          <table:table-cell table:style-name="ce10" office:value-type="string" calcext:value-type="string">
            <text:p>Tanzani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POP_Urban_IPUMS2000s</text:p>
          </table:table-cell>
          <table:table-cell table:style-name="ce7" office:value-type="string" calcext:value-type="string">
            <text:p>Population urbaine dans les années 2000 (source IPUMS, effectif)</text:p>
          </table:table-cell>
          <table:table-cell/>
          <table:table-cell table:style-name="ce10" office:value-type="string" calcext:value-type="string">
            <text:p>Togo</text:p>
          </table:table-cell>
          <table:table-cell table:style-name="ce14" office:value-type="float" office:value="2010" calcext:value-type="float">
            <text:p>2010</text:p>
          </table:table-cell>
          <table:table-cell table:style-name="ce17" office:value-type="string" calcext:value-type="string">
            <text:p>NA</text:p>
          </table:table-cell>
          <table:table-cell/>
          <table:table-cell table:style-name="ce10"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POP_Rural_IPUMS2000s</text:p>
          </table:table-cell>
          <table:table-cell table:style-name="ce7" office:value-type="string" calcext:value-type="string">
            <text:p>Population rurale dans les années 2000 (source IPUMS, effectif)</text:p>
          </table:table-cell>
          <table:table-cell/>
          <table:table-cell table:style-name="ce10" office:value-type="string" calcext:value-type="string">
            <text:p>Uganda</text:p>
          </table:table-cell>
          <table:table-cell table:style-name="ce14" office:value-type="float" office:value="2014" calcext:value-type="float">
            <text:p>2014</text:p>
          </table:table-cell>
          <table:table-cell table:style-name="ce17" office:value-type="float" office:value="2002" calcext:value-type="float">
            <text:p>2002</text:p>
          </table:table-cell>
          <table:table-cell/>
          <table:table-cell table:style-name="ce10" office:value-type="string" calcext:value-type="string">
            <text:p>Ugand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POP_Unkwn_IPUMS2000s</text:p>
          </table:table-cell>
          <table:table-cell table:style-name="ce7" office:value-type="string" calcext:value-type="string">
            <text:p>Population urbaine/rurale inconnue dans les années 2000 (source IPUMS, effectif)</text:p>
          </table:table-cell>
          <table:table-cell/>
          <table:table-cell table:style-name="ce10" office:value-type="string" calcext:value-type="string">
            <text:p>Zambia</text:p>
          </table:table-cell>
          <table:table-cell table:style-name="ce14" office:value-type="float" office:value="2010" calcext:value-type="float">
            <text:p>2010</text:p>
          </table:table-cell>
          <table:table-cell table:style-name="ce17" office:value-type="float" office:value="2000" calcext:value-type="float">
            <text:p>2000</text:p>
          </table:table-cell>
          <table:table-cell/>
          <table:table-cell table:style-name="ce10" office:value-type="string" calcext:value-type="string">
            <text:p>Zambia</text:p>
          </table:table-cell>
          <table:table-cell office:value-type="float" office:value="2015" calcext:value-type="float">
            <text:p>2015</text:p>
          </table:table-cell>
          <table:table-cell table:style-name="ce23" office:value-type="float" office:value="2000" calcext:value-type="float">
            <text:p>2000</text:p>
          </table:table-cell>
        </table:table-row>
        <table:table-row table:style-name="ro2">
          <table:table-cell table:style-name="ce6" office:value-type="string" calcext:value-type="string">
            <text:p>POP_Urban_GEOPOLIS2010s</text:p>
          </table:table-cell>
          <table:table-cell table:style-name="ce7" office:value-type="string" calcext:value-type="string">
            <text:p>Population urbaine dans les années 2010 (source E-Geopolis, effectif)</text:p>
          </table:table-cell>
          <table:table-cell/>
          <table:table-cell table:style-name="ce11" office:value-type="string" calcext:value-type="string">
            <text:p>Zimbabwe</text:p>
          </table:table-cell>
          <table:table-cell table:style-name="ce13" office:value-type="float" office:value="2012" calcext:value-type="float">
            <text:p>2012</text:p>
          </table:table-cell>
          <table:table-cell table:style-name="ce16" office:value-type="string" calcext:value-type="string">
            <text:p>NA</text:p>
          </table:table-cell>
          <table:table-cell/>
          <table:table-cell table:style-name="ce11" office:value-type="string" calcext:value-type="string">
            <text:p>Zimbabwe</text:p>
          </table:table-cell>
          <table:table-cell table:style-name="ce21" office:value-type="float" office:value="2015" calcext:value-type="float">
            <text:p>2015</text:p>
          </table:table-cell>
          <table:table-cell table:style-name="ce24" office:value-type="float" office:value="2000" calcext:value-type="float">
            <text:p>2000</text:p>
          </table:table-cell>
        </table:table-row>
        <table:table-row table:style-name="ro2">
          <table:table-cell table:style-name="ce6" office:value-type="string" calcext:value-type="string">
            <text:p>POP_Rural_GEOPOLIS2010s</text:p>
          </table:table-cell>
          <table:table-cell table:style-name="ce7" office:value-type="string" calcext:value-type="string">
            <text:p>Population rurale dans les années 2010 (source E-Geopolis, effectif)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POP_Urban_GEOPOLIS2000s</text:p>
          </table:table-cell>
          <table:table-cell table:style-name="ce7" office:value-type="string" calcext:value-type="string">
            <text:p>Population urbaine dans les années 2000 (source E-Geopolis, effectif)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POP_Rural_GEOPOLIS2000s</text:p>
          </table:table-cell>
          <table:table-cell table:style-name="ce7" office:value-type="string" calcext:value-type="string">
            <text:p>Population rurale dans les années 2000 (source E-Geopolis, effectif)</text:p>
          </table:table-cell>
          <table:table-cell table:number-columns-repeated="8"/>
        </table:table-row>
        <table:table-row table:style-name="ro3" table:number-rows-repeated="104853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data" table:style-name="ta1">
        <office:forms form:automatic-focus="false" form:apply-design-mode="false"/>
        <table:table-column table:style-name="co7" table:default-cell-style-name="ce25"/>
        <table:table-column table:style-name="co8" table:number-columns-repeated="3" table:default-cell-style-name="ce25"/>
        <table:table-column table:style-name="co8" table:number-columns-repeated="2" table:default-cell-style-name="ce27"/>
        <table:table-column table:style-name="co8" table:number-columns-repeated="22" table:default-cell-style-name="ce25"/>
        <table:table-column table:style-name="co8" table:number-columns-repeated="3" table:default-cell-style-name="ce27"/>
        <table:table-column table:style-name="co8" table:default-cell-style-name="ce28"/>
        <table:table-column table:style-name="co8" table:default-cell-style-name="ce25"/>
        <table:table-column table:style-name="co9" table:number-columns-repeated="990" table:default-cell-style-name="ce25"/>
        <table:table-column table:style-name="co9" table:default-cell-style-name="Default"/>
        <table:table-row table:style-name="ro4">
          <table:table-cell office:value-type="string" calcext:value-type="string">
            <text:p>PAYS</text:p>
          </table:table-cell>
          <table:table-cell office:value-type="string" calcext:value-type="string">
            <text:p>SUPERF_km2_IPUMS</text:p>
          </table:table-cell>
          <table:table-cell office:value-type="string" calcext:value-type="string">
            <text:p>POP_Total_IPUMS2010s</text:p>
          </table:table-cell>
          <table:table-cell office:value-type="string" calcext:value-type="string">
            <text:p>POP_Total_IPUMS2000s</text:p>
          </table:table-cell>
          <table:table-cell office:value-type="string" calcext:value-type="string">
            <text:p>POP_Total_GEOPOLIS2010s</text:p>
          </table:table-cell>
          <table:table-cell office:value-type="string" calcext:value-type="string">
            <text:p>POP_Total_GEOPOLIS2000s</text:p>
          </table:table-cell>
          <table:table-cell office:value-type="string" calcext:value-type="string">
            <text:p>SEXE_Hom_IPUMS2010s</text:p>
          </table:table-cell>
          <table:table-cell office:value-type="string" calcext:value-type="string">
            <text:p>SEXE_Fem_IPUMS2010s</text:p>
          </table:table-cell>
          <table:table-cell office:value-type="string" calcext:value-type="string">
            <text:p>SEXE_Hom_IPUMS2000s</text:p>
          </table:table-cell>
          <table:table-cell office:value-type="string" calcext:value-type="string">
            <text:p>SEXE_Fem_IPUMS2000s</text:p>
          </table:table-cell>
          <table:table-cell office:value-type="string" calcext:value-type="string">
            <text:p>AGE_0014_IPUMS2010s</text:p>
          </table:table-cell>
          <table:table-cell office:value-type="string" calcext:value-type="string">
            <text:p>AGE_1529_IPUMS2010s</text:p>
          </table:table-cell>
          <table:table-cell office:value-type="string" calcext:value-type="string">
            <text:p>AGE_3044_IPUMS2010s</text:p>
          </table:table-cell>
          <table:table-cell office:value-type="string" calcext:value-type="string">
            <text:p>AGE_4559_IPUMS2010s</text:p>
          </table:table-cell>
          <table:table-cell office:value-type="string" calcext:value-type="string">
            <text:p>AGE_6074_IPUMS2010s</text:p>
          </table:table-cell>
          <table:table-cell office:value-type="string" calcext:value-type="string">
            <text:p>AGE_75pl_IPUMS2010s</text:p>
          </table:table-cell>
          <table:table-cell office:value-type="string" calcext:value-type="string">
            <text:p>AGE_0014_IPUMS2000s</text:p>
          </table:table-cell>
          <table:table-cell office:value-type="string" calcext:value-type="string">
            <text:p>AGE_1529_IPUMS2000s</text:p>
          </table:table-cell>
          <table:table-cell office:value-type="string" calcext:value-type="string">
            <text:p>AGE_3044_IPUMS2000s</text:p>
          </table:table-cell>
          <table:table-cell office:value-type="string" calcext:value-type="string">
            <text:p>AGE_4559_IPUMS2000s</text:p>
          </table:table-cell>
          <table:table-cell office:value-type="string" calcext:value-type="string">
            <text:p>AGE_6074_IPUMS2000s</text:p>
          </table:table-cell>
          <table:table-cell office:value-type="string" calcext:value-type="string">
            <text:p>AGE_75pl_IPUMS2000s</text:p>
          </table:table-cell>
          <table:table-cell office:value-type="string" calcext:value-type="string">
            <text:p>POP_Urban_IPUMS2010s</text:p>
          </table:table-cell>
          <table:table-cell office:value-type="string" calcext:value-type="string">
            <text:p>POP_Rural_IPUMS2010s</text:p>
          </table:table-cell>
          <table:table-cell office:value-type="string" calcext:value-type="string">
            <text:p>POP_Unkwn_IPUMS2010s</text:p>
          </table:table-cell>
          <table:table-cell office:value-type="string" calcext:value-type="string">
            <text:p>POP_Urban_IPUMS2000s</text:p>
          </table:table-cell>
          <table:table-cell office:value-type="string" calcext:value-type="string">
            <text:p>POP_Rural_IPUMS2000s</text:p>
          </table:table-cell>
          <table:table-cell office:value-type="string" calcext:value-type="string">
            <text:p>POP_Unkwn_IPUMS2000s</text:p>
          </table:table-cell>
          <table:table-cell office:value-type="string" calcext:value-type="string">
            <text:p>POP_Urban_GEOPOLIS2010s</text:p>
          </table:table-cell>
          <table:table-cell office:value-type="string" calcext:value-type="string">
            <text:p>POP_Rural_GEOPOLIS2010s</text:p>
          </table:table-cell>
          <table:table-cell office:value-type="string" calcext:value-type="string">
            <text:p>POP_Urban_GEOPOLIS2000s</text:p>
          </table:table-cell>
          <table:table-cell table:style-name="ce27" office:value-type="string" calcext:value-type="string">
            <text:p>POP_Rural_GEOPOLIS2000s</text:p>
          </table:table-cell>
          <table:table-cell table:style-name="Default"/>
          <table:table-cell table:number-columns-repeated="991"/>
        </table:table-row>
        <table:table-row table:style-name="ro4">
          <table:table-cell office:value-type="string" calcext:value-type="string">
            <text:p>Benin</text:p>
          </table:table-cell>
          <table:table-cell table:style-name="ce26" office:value-type="float" office:value="115768.1394091" calcext:value-type="float">
            <text:p>115 768</text:p>
          </table:table-cell>
          <table:table-cell table:style-name="ce26" office:value-type="float" office:value="10096930" calcext:value-type="float">
            <text:p>10 096 930</text:p>
          </table:table-cell>
          <table:table-cell table:style-name="ce26" office:value-type="float" office:value="6854670" calcext:value-type="float">
            <text:p>6 854 670</text:p>
          </table:table-cell>
          <table:table-cell table:style-name="ce28" office:value-type="float" office:value="10749500" calcext:value-type="float">
            <text:p>10 749 500</text:p>
          </table:table-cell>
          <table:table-cell table:style-name="ce28" office:value-type="float" office:value="6411400" calcext:value-type="float">
            <text:p>6 411 400</text:p>
          </table:table-cell>
          <table:table-cell table:style-name="ce26" office:value-type="float" office:value="4930780" calcext:value-type="float">
            <text:p>4 930 780</text:p>
          </table:table-cell>
          <table:table-cell table:style-name="ce26" office:value-type="float" office:value="5166150" calcext:value-type="float">
            <text:p>5 166 150</text:p>
          </table:table-cell>
          <table:table-cell table:style-name="ce26" office:value-type="float" office:value="3323540" calcext:value-type="float">
            <text:p>3 323 540</text:p>
          </table:table-cell>
          <table:table-cell table:style-name="ce26" office:value-type="float" office:value="3531130" calcext:value-type="float">
            <text:p>3 531 130</text:p>
          </table:table-cell>
          <table:table-cell table:style-name="ce26" office:value-type="float" office:value="4701630" calcext:value-type="float">
            <text:p>4 701 630</text:p>
          </table:table-cell>
          <table:table-cell table:style-name="ce26" office:value-type="float" office:value="2693130" calcext:value-type="float">
            <text:p>2 693 130</text:p>
          </table:table-cell>
          <table:table-cell table:style-name="ce26" office:value-type="float" office:value="1566300" calcext:value-type="float">
            <text:p>1 566 300</text:p>
          </table:table-cell>
          <table:table-cell table:style-name="ce26" office:value-type="float" office:value="670820" calcext:value-type="float">
            <text:p>670 820</text:p>
          </table:table-cell>
          <table:table-cell table:style-name="ce26" office:value-type="float" office:value="325310" calcext:value-type="float">
            <text:p>325 310</text:p>
          </table:table-cell>
          <table:table-cell table:style-name="ce26" office:value-type="float" office:value="139740" calcext:value-type="float">
            <text:p>139 740</text:p>
          </table:table-cell>
          <table:table-cell table:style-name="ce26" office:value-type="float" office:value="3205480" calcext:value-type="float">
            <text:p>3 205 480</text:p>
          </table:table-cell>
          <table:table-cell table:style-name="ce26" office:value-type="float" office:value="1776280" calcext:value-type="float">
            <text:p>1 776 280</text:p>
          </table:table-cell>
          <table:table-cell table:style-name="ce26" office:value-type="float" office:value="1031660" calcext:value-type="float">
            <text:p>1 031 660</text:p>
          </table:table-cell>
          <table:table-cell table:style-name="ce26" office:value-type="float" office:value="461900" calcext:value-type="float">
            <text:p>461 900</text:p>
          </table:table-cell>
          <table:table-cell table:style-name="ce26" office:value-type="float" office:value="256320" calcext:value-type="float">
            <text:p>256 320</text:p>
          </table:table-cell>
          <table:table-cell table:style-name="ce26" office:value-type="float" office:value="123030" calcext:value-type="float">
            <text:p>123 030</text:p>
          </table:table-cell>
          <table:table-cell table:style-name="ce26" office:value-type="float" office:value="4464270" calcext:value-type="float">
            <text:p>4 464 270</text:p>
          </table:table-cell>
          <table:table-cell table:style-name="ce26" office:value-type="float" office:value="5574830" calcext:value-type="float">
            <text:p>5 574 830</text:p>
          </table:table-cell>
          <table:table-cell table:style-name="ce26" office:value-type="float" office:value="57830" calcext:value-type="float">
            <text:p>57 830</text:p>
          </table:table-cell>
          <table:table-cell table:style-name="ce26" office:value-type="float" office:value="2665610" calcext:value-type="float">
            <text:p>2 665 610</text:p>
          </table:table-cell>
          <table:table-cell table:style-name="ce26" office:value-type="float" office:value="4189060" calcext:value-type="float">
            <text:p>4 189 06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5272300" calcext:value-type="float">
            <text:p>5 272 300</text:p>
          </table:table-cell>
          <table:table-cell table:style-name="ce28" office:value-type="float" office:value="5477200" calcext:value-type="float">
            <text:p>5 477 200</text:p>
          </table:table-cell>
          <table:table-cell table:style-name="ce28" office:value-type="float" office:value="2135000" calcext:value-type="float">
            <text:p>2 135 000</text:p>
          </table:table-cell>
          <table:table-cell office:value-type="float" office:value="4276400" calcext:value-type="float">
            <text:p>4 276 4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Botswana</text:p>
          </table:table-cell>
          <table:table-cell table:style-name="ce26" office:value-type="float" office:value="579643.0911337" calcext:value-type="float">
            <text:p>579 643</text:p>
          </table:table-cell>
          <table:table-cell table:style-name="ce26" office:value-type="float" office:value="2017520" calcext:value-type="float">
            <text:p>2 017 520</text:p>
          </table:table-cell>
          <table:table-cell table:style-name="ce26" office:value-type="float" office:value="1686760" calcext:value-type="float">
            <text:p>1 686 760</text:p>
          </table:table-cell>
          <table:table-cell table:style-name="ce28" office:value-type="float" office:value="2195100" calcext:value-type="float">
            <text:p>2 195 100</text:p>
          </table:table-cell>
          <table:table-cell table:style-name="ce28" office:value-type="float" office:value="1637700" calcext:value-type="float">
            <text:p>1 637 700</text:p>
          </table:table-cell>
          <table:table-cell table:style-name="ce26" office:value-type="float" office:value="983680" calcext:value-type="float">
            <text:p>983 680</text:p>
          </table:table-cell>
          <table:table-cell table:style-name="ce26" office:value-type="float" office:value="1033840" calcext:value-type="float">
            <text:p>1 033 840</text:p>
          </table:table-cell>
          <table:table-cell table:style-name="ce26" office:value-type="float" office:value="814840" calcext:value-type="float">
            <text:p>814 840</text:p>
          </table:table-cell>
          <table:table-cell table:style-name="ce26" office:value-type="float" office:value="871920" calcext:value-type="float">
            <text:p>871 920</text:p>
          </table:table-cell>
          <table:table-cell table:style-name="ce26" office:value-type="float" office:value="657770" calcext:value-type="float">
            <text:p>657 770</text:p>
          </table:table-cell>
          <table:table-cell table:style-name="ce26" office:value-type="float" office:value="614820" calcext:value-type="float">
            <text:p>614 820</text:p>
          </table:table-cell>
          <table:table-cell table:style-name="ce26" office:value-type="float" office:value="405090" calcext:value-type="float">
            <text:p>405 090</text:p>
          </table:table-cell>
          <table:table-cell table:style-name="ce26" office:value-type="float" office:value="202740" calcext:value-type="float">
            <text:p>202 740</text:p>
          </table:table-cell>
          <table:table-cell table:style-name="ce26" office:value-type="float" office:value="87130" calcext:value-type="float">
            <text:p>87 130</text:p>
          </table:table-cell>
          <table:table-cell table:style-name="ce26" office:value-type="float" office:value="44800" calcext:value-type="float">
            <text:p>44 800</text:p>
          </table:table-cell>
          <table:table-cell table:style-name="ce26" office:value-type="float" office:value="617480" calcext:value-type="float">
            <text:p>617 480</text:p>
          </table:table-cell>
          <table:table-cell table:style-name="ce26" office:value-type="float" office:value="522520" calcext:value-type="float">
            <text:p>522 520</text:p>
          </table:table-cell>
          <table:table-cell table:style-name="ce26" office:value-type="float" office:value="288920" calcext:value-type="float">
            <text:p>288 920</text:p>
          </table:table-cell>
          <table:table-cell table:style-name="ce26" office:value-type="float" office:value="140920" calcext:value-type="float">
            <text:p>140 920</text:p>
          </table:table-cell>
          <table:table-cell table:style-name="ce26" office:value-type="float" office:value="74490" calcext:value-type="float">
            <text:p>74 490</text:p>
          </table:table-cell>
          <table:table-cell table:style-name="ce26" office:value-type="float" office:value="37010" calcext:value-type="float">
            <text:p>37 01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8" office:value-type="float" office:value="1224300" calcext:value-type="float">
            <text:p>1 224 300</text:p>
          </table:table-cell>
          <table:table-cell table:style-name="ce28" office:value-type="float" office:value="970800" calcext:value-type="float">
            <text:p>970 800</text:p>
          </table:table-cell>
          <table:table-cell table:style-name="ce28" office:value-type="float" office:value="799900" calcext:value-type="float">
            <text:p>799 900</text:p>
          </table:table-cell>
          <table:table-cell office:value-type="float" office:value="837800" calcext:value-type="float">
            <text:p>837 8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Burkina Faso</text:p>
          </table:table-cell>
          <table:table-cell table:style-name="ce26" office:value-type="float" office:value="273971.49561" calcext:value-type="float">
            <text:p>273 971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14178240" calcext:value-type="float">
            <text:p>14 178 240</text:p>
          </table:table-cell>
          <table:table-cell table:style-name="ce28" office:value-type="float" office:value="18450500" calcext:value-type="float">
            <text:p>18 450 500</text:p>
          </table:table-cell>
          <table:table-cell table:style-name="ce28" office:value-type="float" office:value="11415600" calcext:value-type="float">
            <text:p>11 415 6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6837030" calcext:value-type="float">
            <text:p>6 837 030</text:p>
          </table:table-cell>
          <table:table-cell table:style-name="ce26" office:value-type="float" office:value="7341210" calcext:value-type="float">
            <text:p>7 341 21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6551380" calcext:value-type="float">
            <text:p>6 551 380</text:p>
          </table:table-cell>
          <table:table-cell table:style-name="ce26" office:value-type="float" office:value="3737120" calcext:value-type="float">
            <text:p>3 737 120</text:p>
          </table:table-cell>
          <table:table-cell table:style-name="ce26" office:value-type="float" office:value="2027130" calcext:value-type="float">
            <text:p>2 027 130</text:p>
          </table:table-cell>
          <table:table-cell table:style-name="ce26" office:value-type="float" office:value="1070470" calcext:value-type="float">
            <text:p>1 070 470</text:p>
          </table:table-cell>
          <table:table-cell table:style-name="ce26" office:value-type="float" office:value="539600" calcext:value-type="float">
            <text:p>539 600</text:p>
          </table:table-cell>
          <table:table-cell table:style-name="ce26" office:value-type="float" office:value="175530" calcext:value-type="float">
            <text:p>175 53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3217360" calcext:value-type="float">
            <text:p>3 217 360</text:p>
          </table:table-cell>
          <table:table-cell table:style-name="ce26" office:value-type="float" office:value="10960880" calcext:value-type="float">
            <text:p>10 960 88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5272000" calcext:value-type="float">
            <text:p>5 272 000</text:p>
          </table:table-cell>
          <table:table-cell table:style-name="ce28" office:value-type="float" office:value="13178500" calcext:value-type="float">
            <text:p>13 178 500</text:p>
          </table:table-cell>
          <table:table-cell table:style-name="ce28" office:value-type="float" office:value="2432700" calcext:value-type="float">
            <text:p>2 432 700</text:p>
          </table:table-cell>
          <table:table-cell office:value-type="float" office:value="8982900" calcext:value-type="float">
            <text:p>8 982 9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Cameroon</text:p>
          </table:table-cell>
          <table:table-cell table:style-name="ce26" office:value-type="float" office:value="467163.7703" calcext:value-type="float">
            <text:p>467 164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17723590" calcext:value-type="float">
            <text:p>17 723 590</text:p>
          </table:table-cell>
          <table:table-cell table:style-name="ce28" office:value-type="float" office:value="22179700" calcext:value-type="float">
            <text:p>22 179 700</text:p>
          </table:table-cell>
          <table:table-cell table:style-name="ce28" office:value-type="float" office:value="15113400" calcext:value-type="float">
            <text:p>15 113 4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8758180" calcext:value-type="float">
            <text:p>8 758 180</text:p>
          </table:table-cell>
          <table:table-cell table:style-name="ce26" office:value-type="float" office:value="8965410" calcext:value-type="float">
            <text:p>8 965 41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7689380" calcext:value-type="float">
            <text:p>7 689 380</text:p>
          </table:table-cell>
          <table:table-cell table:style-name="ce26" office:value-type="float" office:value="5081770" calcext:value-type="float">
            <text:p>5 081 770</text:p>
          </table:table-cell>
          <table:table-cell table:style-name="ce26" office:value-type="float" office:value="2691260" calcext:value-type="float">
            <text:p>2 691 260</text:p>
          </table:table-cell>
          <table:table-cell table:style-name="ce26" office:value-type="float" office:value="1369100" calcext:value-type="float">
            <text:p>1 369 100</text:p>
          </table:table-cell>
          <table:table-cell table:style-name="ce26" office:value-type="float" office:value="680160" calcext:value-type="float">
            <text:p>680 160</text:p>
          </table:table-cell>
          <table:table-cell table:style-name="ce26" office:value-type="float" office:value="211920" calcext:value-type="float">
            <text:p>211 92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8641830" calcext:value-type="float">
            <text:p>8 641 830</text:p>
          </table:table-cell>
          <table:table-cell table:style-name="ce26" office:value-type="float" office:value="9081760" calcext:value-type="float">
            <text:p>9 081 76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2754400" calcext:value-type="float">
            <text:p>12 754 400</text:p>
          </table:table-cell>
          <table:table-cell table:style-name="ce28" office:value-type="float" office:value="9425300" calcext:value-type="float">
            <text:p>9 425 300</text:p>
          </table:table-cell>
          <table:table-cell table:style-name="ce28" office:value-type="float" office:value="5947500" calcext:value-type="float">
            <text:p>5 947 500</text:p>
          </table:table-cell>
          <table:table-cell office:value-type="float" office:value="9165900" calcext:value-type="float">
            <text:p>9 165 9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Egypt</text:p>
          </table:table-cell>
          <table:table-cell table:style-name="ce26" office:value-type="float" office:value="978963.64126" calcext:value-type="float">
            <text:p>978 964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72824340" calcext:value-type="float">
            <text:p>72 824 340</text:p>
          </table:table-cell>
          <table:table-cell table:style-name="ce28" office:value-type="float" office:value="90626800" calcext:value-type="float">
            <text:p>90 626 800</text:p>
          </table:table-cell>
          <table:table-cell table:style-name="ce28" office:value-type="float" office:value="63849900" calcext:value-type="float">
            <text:p>63 849 9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37241980" calcext:value-type="float">
            <text:p>37 241 980</text:p>
          </table:table-cell>
          <table:table-cell table:style-name="ce26" office:value-type="float" office:value="35582360" calcext:value-type="float">
            <text:p>35 582 36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23104760" calcext:value-type="float">
            <text:p>23 104 760</text:p>
          </table:table-cell>
          <table:table-cell table:style-name="ce26" office:value-type="float" office:value="22804650" calcext:value-type="float">
            <text:p>22 804 650</text:p>
          </table:table-cell>
          <table:table-cell table:style-name="ce26" office:value-type="float" office:value="13490460" calcext:value-type="float">
            <text:p>13 490 460</text:p>
          </table:table-cell>
          <table:table-cell table:style-name="ce26" office:value-type="float" office:value="8997040" calcext:value-type="float">
            <text:p>8 997 040</text:p>
          </table:table-cell>
          <table:table-cell table:style-name="ce26" office:value-type="float" office:value="3689170" calcext:value-type="float">
            <text:p>3 689 170</text:p>
          </table:table-cell>
          <table:table-cell table:style-name="ce26" office:value-type="float" office:value="738260" calcext:value-type="float">
            <text:p>738 26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31081730" calcext:value-type="float">
            <text:p>31 081 730</text:p>
          </table:table-cell>
          <table:table-cell table:style-name="ce26" office:value-type="float" office:value="41742610" calcext:value-type="float">
            <text:p>41 742 61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84375800" calcext:value-type="float">
            <text:p>84 375 800</text:p>
          </table:table-cell>
          <table:table-cell table:style-name="ce28" office:value-type="float" office:value="6251000" calcext:value-type="float">
            <text:p>6 251 000</text:p>
          </table:table-cell>
          <table:table-cell table:style-name="ce28" office:value-type="float" office:value="47007100" calcext:value-type="float">
            <text:p>47 007 100</text:p>
          </table:table-cell>
          <table:table-cell office:value-type="float" office:value="16842800" calcext:value-type="float">
            <text:p>16 842 8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Ethiopia</text:p>
          </table:table-cell>
          <table:table-cell table:style-name="ce26" office:value-type="float" office:value="1128124.990593" calcext:value-type="float">
            <text:p>1 128 125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73756761.88" calcext:value-type="float">
            <text:p>73 756 762</text:p>
          </table:table-cell>
          <table:table-cell table:style-name="ce28" office:value-type="float" office:value="90078000" calcext:value-type="float">
            <text:p>90 078 000</text:p>
          </table:table-cell>
          <table:table-cell table:style-name="ce28" office:value-type="float" office:value="61999000" calcext:value-type="float">
            <text:p>61 999 0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37258717.08" calcext:value-type="float">
            <text:p>37 258 717</text:p>
          </table:table-cell>
          <table:table-cell table:style-name="ce26" office:value-type="float" office:value="36498044.8" calcext:value-type="float">
            <text:p>36 498 045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33189935.07" calcext:value-type="float">
            <text:p>33 189 935</text:p>
          </table:table-cell>
          <table:table-cell table:style-name="ce26" office:value-type="float" office:value="20806718.78" calcext:value-type="float">
            <text:p>20 806 719</text:p>
          </table:table-cell>
          <table:table-cell table:style-name="ce26" office:value-type="float" office:value="10877351.2" calcext:value-type="float">
            <text:p>10 877 351</text:p>
          </table:table-cell>
          <table:table-cell table:style-name="ce26" office:value-type="float" office:value="5310511.88" calcext:value-type="float">
            <text:p>5 310 512</text:p>
          </table:table-cell>
          <table:table-cell table:style-name="ce26" office:value-type="float" office:value="2709952.53" calcext:value-type="float">
            <text:p>2 709 953</text:p>
          </table:table-cell>
          <table:table-cell table:style-name="ce26" office:value-type="float" office:value="862292.42" calcext:value-type="float">
            <text:p>862 292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11838491.27" calcext:value-type="float">
            <text:p>11 838 491</text:p>
          </table:table-cell>
          <table:table-cell table:style-name="ce26" office:value-type="float" office:value="61918270.61" calcext:value-type="float">
            <text:p>61 918 27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24292200" calcext:value-type="float">
            <text:p>24 292 200</text:p>
          </table:table-cell>
          <table:table-cell table:style-name="ce28" office:value-type="float" office:value="65785800" calcext:value-type="float">
            <text:p>65 785 800</text:p>
          </table:table-cell>
          <table:table-cell table:style-name="ce28" office:value-type="float" office:value="6520600" calcext:value-type="float">
            <text:p>6 520 600</text:p>
          </table:table-cell>
          <table:table-cell office:value-type="float" office:value="55478400" calcext:value-type="float">
            <text:p>55 478 4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France</text:p>
          </table:table-cell>
          <table:table-cell table:style-name="ce26" office:value-type="float" office:value="636027.59903" calcext:value-type="float">
            <text:p>636 028</text:p>
          </table:table-cell>
          <table:table-cell table:style-name="ce26" office:value-type="float" office:value="64941801.32" calcext:value-type="float">
            <text:p>64 941 801</text:p>
          </table:table-cell>
          <table:table-cell table:style-name="ce26" office:value-type="float" office:value="63167190.46" calcext:value-type="float">
            <text:p>63 167 190</text:p>
          </table:table-cell>
          <table:table-cell table:style-name="ce26" office:value-type="float" office:value="63066860" calcext:value-type="float">
            <text:p>63 066 860</text:p>
          </table:table-cell>
          <table:table-cell table:style-name="ce26" office:value-type="float" office:value="59036272" calcext:value-type="float">
            <text:p>59 036 272</text:p>
          </table:table-cell>
          <table:table-cell table:style-name="ce26" office:value-type="float" office:value="31433662.82" calcext:value-type="float">
            <text:p>31 433 663</text:p>
          </table:table-cell>
          <table:table-cell table:style-name="ce26" office:value-type="float" office:value="33508138.5" calcext:value-type="float">
            <text:p>33 508 139</text:p>
          </table:table-cell>
          <table:table-cell table:style-name="ce26" office:value-type="float" office:value="30565465.6" calcext:value-type="float">
            <text:p>30 565 466</text:p>
          </table:table-cell>
          <table:table-cell table:style-name="ce26" office:value-type="float" office:value="32601724.86" calcext:value-type="float">
            <text:p>32 601 725</text:p>
          </table:table-cell>
          <table:table-cell table:style-name="ce26" office:value-type="float" office:value="12024446.35" calcext:value-type="float">
            <text:p>12 024 446</text:p>
          </table:table-cell>
          <table:table-cell table:style-name="ce26" office:value-type="float" office:value="11918235.76" calcext:value-type="float">
            <text:p>11 918 236</text:p>
          </table:table-cell>
          <table:table-cell table:style-name="ce26" office:value-type="float" office:value="12903648.8" calcext:value-type="float">
            <text:p>12 903 649</text:p>
          </table:table-cell>
          <table:table-cell table:style-name="ce26" office:value-type="float" office:value="13028714.46" calcext:value-type="float">
            <text:p>13 028 714</text:p>
          </table:table-cell>
          <table:table-cell table:style-name="ce26" office:value-type="float" office:value="9252675.82" calcext:value-type="float">
            <text:p>9 252 676</text:p>
          </table:table-cell>
          <table:table-cell table:style-name="ce26" office:value-type="float" office:value="5794614.19" calcext:value-type="float">
            <text:p>5 794 614</text:p>
          </table:table-cell>
          <table:table-cell table:style-name="ce26" office:value-type="float" office:value="11701731.06" calcext:value-type="float">
            <text:p>11 701 731</text:p>
          </table:table-cell>
          <table:table-cell table:style-name="ce26" office:value-type="float" office:value="12051127.86" calcext:value-type="float">
            <text:p>12 051 128</text:p>
          </table:table-cell>
          <table:table-cell table:style-name="ce26" office:value-type="float" office:value="13282376.67" calcext:value-type="float">
            <text:p>13 282 377</text:p>
          </table:table-cell>
          <table:table-cell table:style-name="ce26" office:value-type="float" office:value="12773486.26" calcext:value-type="float">
            <text:p>12 773 486</text:p>
          </table:table-cell>
          <table:table-cell table:style-name="ce26" office:value-type="float" office:value="8161299.73" calcext:value-type="float">
            <text:p>8 161 300</text:p>
          </table:table-cell>
          <table:table-cell table:style-name="ce26" office:value-type="float" office:value="5183069.88" calcext:value-type="float">
            <text:p>5 183 070</text:p>
          </table:table-cell>
          <table:table-cell table:style-name="ce26" office:value-type="float" office:value="50398469.3400001" calcext:value-type="float">
            <text:p>50 398 469</text:p>
          </table:table-cell>
          <table:table-cell table:style-name="ce26" office:value-type="float" office:value="14543331.98" calcext:value-type="float">
            <text:p>14 543 33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7566730.12" calcext:value-type="float">
            <text:p>47 566 730</text:p>
          </table:table-cell>
          <table:table-cell table:style-name="ce26" office:value-type="float" office:value="15600460.34" calcext:value-type="float">
            <text:p>15 600 46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0047620" calcext:value-type="float">
            <text:p>40 047 620</text:p>
          </table:table-cell>
          <table:table-cell table:style-name="ce28" office:value-type="float" office:value="23019240" calcext:value-type="float">
            <text:p>23 019 240</text:p>
          </table:table-cell>
          <table:table-cell table:style-name="ce26" office:value-type="float" office:value="37327445" calcext:value-type="float">
            <text:p>37 327 445</text:p>
          </table:table-cell>
          <table:table-cell table:style-name="ce26" office:value-type="float" office:value="21708828" calcext:value-type="float">
            <text:p>21 708 828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Ghana</text:p>
          </table:table-cell>
          <table:table-cell table:style-name="ce26" office:value-type="float" office:value="240101.47827" calcext:value-type="float">
            <text:p>240 101</text:p>
          </table:table-cell>
          <table:table-cell table:style-name="ce26" office:value-type="float" office:value="24662890" calcext:value-type="float">
            <text:p>24 662 890</text:p>
          </table:table-cell>
          <table:table-cell table:style-name="ce26" office:value-type="float" office:value="18941330" calcext:value-type="float">
            <text:p>18 941 330</text:p>
          </table:table-cell>
          <table:table-cell table:style-name="ce28" office:value-type="float" office:value="27403000" calcext:value-type="float">
            <text:p>27 403 000</text:p>
          </table:table-cell>
          <table:table-cell table:style-name="ce28" office:value-type="float" office:value="18412200" calcext:value-type="float">
            <text:p>18 412 200</text:p>
          </table:table-cell>
          <table:table-cell table:style-name="ce26" office:value-type="float" office:value="12036910" calcext:value-type="float">
            <text:p>12 036 910</text:p>
          </table:table-cell>
          <table:table-cell table:style-name="ce26" office:value-type="float" office:value="12625980" calcext:value-type="float">
            <text:p>12 625 980</text:p>
          </table:table-cell>
          <table:table-cell table:style-name="ce26" office:value-type="float" office:value="9361690" calcext:value-type="float">
            <text:p>9 361 690</text:p>
          </table:table-cell>
          <table:table-cell table:style-name="ce26" office:value-type="float" office:value="9579640" calcext:value-type="float">
            <text:p>9 579 640</text:p>
          </table:table-cell>
          <table:table-cell table:style-name="ce26" office:value-type="float" office:value="9440510" calcext:value-type="float">
            <text:p>9 440 510</text:p>
          </table:table-cell>
          <table:table-cell table:style-name="ce26" office:value-type="float" office:value="6993340" calcext:value-type="float">
            <text:p>6 993 340</text:p>
          </table:table-cell>
          <table:table-cell table:style-name="ce26" office:value-type="float" office:value="4291180" calcext:value-type="float">
            <text:p>4 291 180</text:p>
          </table:table-cell>
          <table:table-cell table:style-name="ce26" office:value-type="float" office:value="2299350" calcext:value-type="float">
            <text:p>2 299 350</text:p>
          </table:table-cell>
          <table:table-cell table:style-name="ce26" office:value-type="float" office:value="1116050" calcext:value-type="float">
            <text:p>1 116 050</text:p>
          </table:table-cell>
          <table:table-cell table:style-name="ce26" office:value-type="float" office:value="522460" calcext:value-type="float">
            <text:p>522 460</text:p>
          </table:table-cell>
          <table:table-cell table:style-name="ce26" office:value-type="float" office:value="7825140" calcext:value-type="float">
            <text:p>7 825 140</text:p>
          </table:table-cell>
          <table:table-cell table:style-name="ce26" office:value-type="float" office:value="4976990" calcext:value-type="float">
            <text:p>4 976 990</text:p>
          </table:table-cell>
          <table:table-cell table:style-name="ce26" office:value-type="float" office:value="3130920" calcext:value-type="float">
            <text:p>3 130 920</text:p>
          </table:table-cell>
          <table:table-cell table:style-name="ce26" office:value-type="float" office:value="1645870" calcext:value-type="float">
            <text:p>1 645 870</text:p>
          </table:table-cell>
          <table:table-cell table:style-name="ce26" office:value-type="float" office:value="847610" calcext:value-type="float">
            <text:p>847 610</text:p>
          </table:table-cell>
          <table:table-cell table:style-name="ce26" office:value-type="float" office:value="514800" calcext:value-type="float">
            <text:p>514 800</text:p>
          </table:table-cell>
          <table:table-cell table:style-name="ce26" office:value-type="float" office:value="12546340" calcext:value-type="float">
            <text:p>12 546 340</text:p>
          </table:table-cell>
          <table:table-cell table:style-name="ce26" office:value-type="float" office:value="12116550" calcext:value-type="float">
            <text:p>12 116 55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287170" calcext:value-type="float">
            <text:p>8 287 170</text:p>
          </table:table-cell>
          <table:table-cell table:style-name="ce26" office:value-type="float" office:value="10654160" calcext:value-type="float">
            <text:p>10 654 16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4236200" calcext:value-type="float">
            <text:p>14 236 200</text:p>
          </table:table-cell>
          <table:table-cell table:style-name="ce28" office:value-type="float" office:value="13166800" calcext:value-type="float">
            <text:p>13 166 800</text:p>
          </table:table-cell>
          <table:table-cell table:style-name="ce28" office:value-type="float" office:value="7066600" calcext:value-type="float">
            <text:p>7 066 600</text:p>
          </table:table-cell>
          <table:table-cell office:value-type="float" office:value="11345600" calcext:value-type="float">
            <text:p>11 345 6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Guinea</text:p>
          </table:table-cell>
          <table:table-cell table:style-name="ce26" office:value-type="float" office:value="245915.559699" calcext:value-type="float">
            <text:p>245 916</text:p>
          </table:table-cell>
          <table:table-cell table:style-name="ce26" office:value-type="float" office:value="10509160" calcext:value-type="float">
            <text:p>10 509 160</text:p>
          </table:table-cell>
          <table:table-cell table:style-name="ce26" office:value-type="string" calcext:value-type="string">
            <text:p>NA</text:p>
          </table:table-cell>
          <table:table-cell table:style-name="ce28" office:value-type="float" office:value="10923800" calcext:value-type="float">
            <text:p>10 923 800</text:p>
          </table:table-cell>
          <table:table-cell table:style-name="ce28" office:value-type="float" office:value="7777700" calcext:value-type="float">
            <text:p>7 777 700</text:p>
          </table:table-cell>
          <table:table-cell table:style-name="ce26" office:value-type="float" office:value="5075810" calcext:value-type="float">
            <text:p>5 075 810</text:p>
          </table:table-cell>
          <table:table-cell table:style-name="ce26" office:value-type="float" office:value="5433350" calcext:value-type="float">
            <text:p>5 433 35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4714110" calcext:value-type="float">
            <text:p>4 714 110</text:p>
          </table:table-cell>
          <table:table-cell table:style-name="ce26" office:value-type="float" office:value="2791090" calcext:value-type="float">
            <text:p>2 791 090</text:p>
          </table:table-cell>
          <table:table-cell table:style-name="ce26" office:value-type="float" office:value="1565240" calcext:value-type="float">
            <text:p>1 565 240</text:p>
          </table:table-cell>
          <table:table-cell table:style-name="ce26" office:value-type="float" office:value="834850" calcext:value-type="float">
            <text:p>834 850</text:p>
          </table:table-cell>
          <table:table-cell table:style-name="ce26" office:value-type="float" office:value="445660" calcext:value-type="float">
            <text:p>445 660</text:p>
          </table:table-cell>
          <table:table-cell table:style-name="ce26" office:value-type="float" office:value="158210" calcext:value-type="float">
            <text:p>158 21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3651210" calcext:value-type="float">
            <text:p>3 651 210</text:p>
          </table:table-cell>
          <table:table-cell table:style-name="ce26" office:value-type="float" office:value="6857950" calcext:value-type="float">
            <text:p>6 857 95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8" office:value-type="float" office:value="4044600" calcext:value-type="float">
            <text:p>4 044 600</text:p>
          </table:table-cell>
          <table:table-cell table:style-name="ce28" office:value-type="float" office:value="6879200" calcext:value-type="float">
            <text:p>6 879 200</text:p>
          </table:table-cell>
          <table:table-cell table:style-name="ce28" office:value-type="float" office:value="2438100" calcext:value-type="float">
            <text:p>2 438 100</text:p>
          </table:table-cell>
          <table:table-cell office:value-type="float" office:value="5339600" calcext:value-type="float">
            <text:p>5 339 6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Kenya</text:p>
          </table:table-cell>
          <table:table-cell table:style-name="ce26" office:value-type="float" office:value="577236.202365" calcext:value-type="float">
            <text:p>577 236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38419350" calcext:value-type="float">
            <text:p>38 419 350</text:p>
          </table:table-cell>
          <table:table-cell table:style-name="ce28" office:value-type="float" office:value="44156600" calcext:value-type="float">
            <text:p>44 156 600</text:p>
          </table:table-cell>
          <table:table-cell table:style-name="ce28" office:value-type="float" office:value="29551600" calcext:value-type="float">
            <text:p>29 551 6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19046170" calcext:value-type="float">
            <text:p>19 046 170</text:p>
          </table:table-cell>
          <table:table-cell table:style-name="ce26" office:value-type="float" office:value="19373180" calcext:value-type="float">
            <text:p>19 373 18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16543650" calcext:value-type="float">
            <text:p>16 543 650</text:p>
          </table:table-cell>
          <table:table-cell table:style-name="ce26" office:value-type="float" office:value="11070130" calcext:value-type="float">
            <text:p>11 070 130</text:p>
          </table:table-cell>
          <table:table-cell table:style-name="ce26" office:value-type="float" office:value="5961540" calcext:value-type="float">
            <text:p>5 961 540</text:p>
          </table:table-cell>
          <table:table-cell table:style-name="ce26" office:value-type="float" office:value="2920450" calcext:value-type="float">
            <text:p>2 920 450</text:p>
          </table:table-cell>
          <table:table-cell table:style-name="ce26" office:value-type="float" office:value="1320810" calcext:value-type="float">
            <text:p>1 320 810</text:p>
          </table:table-cell>
          <table:table-cell table:style-name="ce26" office:value-type="float" office:value="602770" calcext:value-type="float">
            <text:p>602 77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12034930" calcext:value-type="float">
            <text:p>12 034 930</text:p>
          </table:table-cell>
          <table:table-cell table:style-name="ce26" office:value-type="float" office:value="26384420" calcext:value-type="float">
            <text:p>26 384 42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28559200" calcext:value-type="float">
            <text:p>28 559 200</text:p>
          </table:table-cell>
          <table:table-cell table:style-name="ce28" office:value-type="float" office:value="15597400" calcext:value-type="float">
            <text:p>15 597 400</text:p>
          </table:table-cell>
          <table:table-cell table:style-name="ce28" office:value-type="float" office:value="10599800" calcext:value-type="float">
            <text:p>10 599 800</text:p>
          </table:table-cell>
          <table:table-cell office:value-type="float" office:value="18951800" calcext:value-type="float">
            <text:p>18 951 8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Lesotho</text:p>
          </table:table-cell>
          <table:table-cell table:style-name="ce26" office:value-type="float" office:value="30596.2002" calcext:value-type="float">
            <text:p>30 596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1802080" calcext:value-type="float">
            <text:p>1 802 080</text:p>
          </table:table-cell>
          <table:table-cell table:style-name="ce28" office:value-type="float" office:value="1998600" calcext:value-type="float">
            <text:p>1 998 600</text:p>
          </table:table-cell>
          <table:table-cell table:style-name="ce28" office:value-type="float" office:value="1868400" calcext:value-type="float">
            <text:p>1 868 4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876140" calcext:value-type="float">
            <text:p>876 140</text:p>
          </table:table-cell>
          <table:table-cell table:style-name="ce26" office:value-type="float" office:value="925940" calcext:value-type="float">
            <text:p>925 94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609460" calcext:value-type="float">
            <text:p>609 460</text:p>
          </table:table-cell>
          <table:table-cell table:style-name="ce26" office:value-type="float" office:value="584160" calcext:value-type="float">
            <text:p>584 160</text:p>
          </table:table-cell>
          <table:table-cell table:style-name="ce26" office:value-type="float" office:value="287990" calcext:value-type="float">
            <text:p>287 990</text:p>
          </table:table-cell>
          <table:table-cell table:style-name="ce26" office:value-type="float" office:value="180130" calcext:value-type="float">
            <text:p>180 130</text:p>
          </table:table-cell>
          <table:table-cell table:style-name="ce26" office:value-type="float" office:value="102850" calcext:value-type="float">
            <text:p>102 850</text:p>
          </table:table-cell>
          <table:table-cell table:style-name="ce26" office:value-type="float" office:value="37490" calcext:value-type="float">
            <text:p>37 49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415300" calcext:value-type="float">
            <text:p>415 300</text:p>
          </table:table-cell>
          <table:table-cell table:style-name="ce26" office:value-type="float" office:value="1386780" calcext:value-type="float">
            <text:p>1 386 78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525100" calcext:value-type="float">
            <text:p>525 100</text:p>
          </table:table-cell>
          <table:table-cell table:style-name="ce28" office:value-type="float" office:value="1473500" calcext:value-type="float">
            <text:p>1 473 500</text:p>
          </table:table-cell>
          <table:table-cell table:style-name="ce28" office:value-type="float" office:value="309600" calcext:value-type="float">
            <text:p>309 600</text:p>
          </table:table-cell>
          <table:table-cell office:value-type="float" office:value="1558800" calcext:value-type="float">
            <text:p>1 558 8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Liberia</text:p>
          </table:table-cell>
          <table:table-cell table:style-name="ce26" office:value-type="float" office:value="96335.82237" calcext:value-type="float">
            <text:p>96 336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3480570" calcext:value-type="float">
            <text:p>3 480 570</text:p>
          </table:table-cell>
          <table:table-cell table:style-name="ce28" office:value-type="float" office:value="4045200" calcext:value-type="float">
            <text:p>4 045 200</text:p>
          </table:table-cell>
          <table:table-cell table:style-name="ce28" office:value-type="float" office:value="2965400" calcext:value-type="float">
            <text:p>2 965 4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1743240" calcext:value-type="float">
            <text:p>1 743 240</text:p>
          </table:table-cell>
          <table:table-cell table:style-name="ce26" office:value-type="float" office:value="1737330" calcext:value-type="float">
            <text:p>1 737 33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1459440" calcext:value-type="float">
            <text:p>1 459 440</text:p>
          </table:table-cell>
          <table:table-cell table:style-name="ce26" office:value-type="float" office:value="1015580" calcext:value-type="float">
            <text:p>1 015 580</text:p>
          </table:table-cell>
          <table:table-cell table:style-name="ce26" office:value-type="float" office:value="575450" calcext:value-type="float">
            <text:p>575 450</text:p>
          </table:table-cell>
          <table:table-cell table:style-name="ce26" office:value-type="float" office:value="258510" calcext:value-type="float">
            <text:p>258 510</text:p>
          </table:table-cell>
          <table:table-cell table:style-name="ce26" office:value-type="float" office:value="118140" calcext:value-type="float">
            <text:p>118 140</text:p>
          </table:table-cell>
          <table:table-cell table:style-name="ce26" office:value-type="float" office:value="53450" calcext:value-type="float">
            <text:p>53 45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1634850" calcext:value-type="float">
            <text:p>1 634 850</text:p>
          </table:table-cell>
          <table:table-cell table:style-name="ce26" office:value-type="float" office:value="1845720" calcext:value-type="float">
            <text:p>1 845 72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715600" calcext:value-type="float">
            <text:p>1 715 600</text:p>
          </table:table-cell>
          <table:table-cell table:style-name="ce28" office:value-type="float" office:value="2329600" calcext:value-type="float">
            <text:p>2 329 600</text:p>
          </table:table-cell>
          <table:table-cell table:style-name="ce28" office:value-type="float" office:value="1040000" calcext:value-type="float">
            <text:p>1 040 000</text:p>
          </table:table-cell>
          <table:table-cell office:value-type="float" office:value="1925400" calcext:value-type="float">
            <text:p>1 925 4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Malawi</text:p>
          </table:table-cell>
          <table:table-cell table:style-name="ce26" office:value-type="float" office:value="96581.18945" calcext:value-type="float">
            <text:p>96 581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13419770" calcext:value-type="float">
            <text:p>13 419 770</text:p>
          </table:table-cell>
          <table:table-cell table:style-name="ce28" office:value-type="float" office:value="16310400" calcext:value-type="float">
            <text:p>16 310 400</text:p>
          </table:table-cell>
          <table:table-cell table:style-name="ce28" office:value-type="float" office:value="10340800" calcext:value-type="float">
            <text:p>10 340 8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6562300" calcext:value-type="float">
            <text:p>6 562 300</text:p>
          </table:table-cell>
          <table:table-cell table:style-name="ce26" office:value-type="float" office:value="6857470" calcext:value-type="float">
            <text:p>6 857 47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6101860" calcext:value-type="float">
            <text:p>6 101 860</text:p>
          </table:table-cell>
          <table:table-cell table:style-name="ce26" office:value-type="float" office:value="3773840" calcext:value-type="float">
            <text:p>3 773 840</text:p>
          </table:table-cell>
          <table:table-cell table:style-name="ce26" office:value-type="float" office:value="1952770" calcext:value-type="float">
            <text:p>1 952 770</text:p>
          </table:table-cell>
          <table:table-cell table:style-name="ce26" office:value-type="float" office:value="888650" calcext:value-type="float">
            <text:p>888 650</text:p>
          </table:table-cell>
          <table:table-cell table:style-name="ce26" office:value-type="float" office:value="455520" calcext:value-type="float">
            <text:p>455 520</text:p>
          </table:table-cell>
          <table:table-cell table:style-name="ce26" office:value-type="float" office:value="237820" calcext:value-type="float">
            <text:p>237 82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1950350" calcext:value-type="float">
            <text:p>1 950 350</text:p>
          </table:table-cell>
          <table:table-cell table:style-name="ce26" office:value-type="float" office:value="11384330" calcext:value-type="float">
            <text:p>11 384 330</text:p>
          </table:table-cell>
          <table:table-cell table:style-name="ce26" office:value-type="float" office:value="85090" calcext:value-type="float">
            <text:p>85 090</text:p>
          </table:table-cell>
          <table:table-cell table:style-name="ce28" office:value-type="float" office:value="4836000" calcext:value-type="float">
            <text:p>4 836 000</text:p>
          </table:table-cell>
          <table:table-cell table:style-name="ce28" office:value-type="float" office:value="11474400" calcext:value-type="float">
            <text:p>11 474 400</text:p>
          </table:table-cell>
          <table:table-cell table:style-name="ce28" office:value-type="float" office:value="1423800" calcext:value-type="float">
            <text:p>1 423 800</text:p>
          </table:table-cell>
          <table:table-cell office:value-type="float" office:value="8917000" calcext:value-type="float">
            <text:p>8 917 0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Mali</text:p>
          </table:table-cell>
          <table:table-cell table:style-name="ce26" office:value-type="float" office:value="1256478.983699" calcext:value-type="float">
            <text:p>1 256 479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14518560" calcext:value-type="float">
            <text:p>14 518 560</text:p>
          </table:table-cell>
          <table:table-cell table:style-name="ce28" office:value-type="float" office:value="17819000" calcext:value-type="float">
            <text:p>17 819 000</text:p>
          </table:table-cell>
          <table:table-cell table:style-name="ce28" office:value-type="float" office:value="10629600" calcext:value-type="float">
            <text:p>10 629 6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7197760" calcext:value-type="float">
            <text:p>7 197 760</text:p>
          </table:table-cell>
          <table:table-cell table:style-name="ce26" office:value-type="float" office:value="7320800" calcext:value-type="float">
            <text:p>7 320 80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6757420" calcext:value-type="float">
            <text:p>6 757 420</text:p>
          </table:table-cell>
          <table:table-cell table:style-name="ce26" office:value-type="float" office:value="3651830" calcext:value-type="float">
            <text:p>3 651 830</text:p>
          </table:table-cell>
          <table:table-cell table:style-name="ce26" office:value-type="float" office:value="2013490" calcext:value-type="float">
            <text:p>2 013 490</text:p>
          </table:table-cell>
          <table:table-cell table:style-name="ce26" office:value-type="float" office:value="1105510" calcext:value-type="float">
            <text:p>1 105 510</text:p>
          </table:table-cell>
          <table:table-cell table:style-name="ce26" office:value-type="float" office:value="549060" calcext:value-type="float">
            <text:p>549 060</text:p>
          </table:table-cell>
          <table:table-cell table:style-name="ce26" office:value-type="float" office:value="164090" calcext:value-type="float">
            <text:p>164 09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3271000" calcext:value-type="float">
            <text:p>3 271 000</text:p>
          </table:table-cell>
          <table:table-cell table:style-name="ce26" office:value-type="float" office:value="11247560" calcext:value-type="float">
            <text:p>11 247 56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5697300" calcext:value-type="float">
            <text:p>5 697 300</text:p>
          </table:table-cell>
          <table:table-cell table:style-name="ce28" office:value-type="float" office:value="12121700" calcext:value-type="float">
            <text:p>12 121 700</text:p>
          </table:table-cell>
          <table:table-cell table:style-name="ce28" office:value-type="float" office:value="2501800" calcext:value-type="float">
            <text:p>2 501 800</text:p>
          </table:table-cell>
          <table:table-cell office:value-type="float" office:value="8127800" calcext:value-type="float">
            <text:p>8 127 8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Mauritius</text:p>
          </table:table-cell>
          <table:table-cell table:style-name="ce26" office:value-type="float" office:value="2035.5400123" calcext:value-type="float">
            <text:p>2 036</text:p>
          </table:table-cell>
          <table:table-cell table:style-name="ce26" office:value-type="float" office:value="1263320" calcext:value-type="float">
            <text:p>1 263 320</text:p>
          </table:table-cell>
          <table:table-cell table:style-name="ce26" office:value-type="float" office:value="1196730" calcext:value-type="float">
            <text:p>1 196 730</text:p>
          </table:table-cell>
          <table:table-cell table:style-name="ce28" office:value-type="float" office:value="1262600" calcext:value-type="float">
            <text:p>1 262 600</text:p>
          </table:table-cell>
          <table:table-cell table:style-name="ce28" office:value-type="float" office:value="1178800" calcext:value-type="float">
            <text:p>1 178 800</text:p>
          </table:table-cell>
          <table:table-cell table:style-name="ce26" office:value-type="float" office:value="624330" calcext:value-type="float">
            <text:p>624 330</text:p>
          </table:table-cell>
          <table:table-cell table:style-name="ce26" office:value-type="float" office:value="638990" calcext:value-type="float">
            <text:p>638 990</text:p>
          </table:table-cell>
          <table:table-cell table:style-name="ce26" office:value-type="float" office:value="593700" calcext:value-type="float">
            <text:p>593 700</text:p>
          </table:table-cell>
          <table:table-cell table:style-name="ce26" office:value-type="float" office:value="603030" calcext:value-type="float">
            <text:p>603 030</text:p>
          </table:table-cell>
          <table:table-cell table:style-name="ce26" office:value-type="float" office:value="261000" calcext:value-type="float">
            <text:p>261 000</text:p>
          </table:table-cell>
          <table:table-cell table:style-name="ce26" office:value-type="float" office:value="292150" calcext:value-type="float">
            <text:p>292 150</text:p>
          </table:table-cell>
          <table:table-cell table:style-name="ce26" office:value-type="float" office:value="285940" calcext:value-type="float">
            <text:p>285 940</text:p>
          </table:table-cell>
          <table:table-cell table:style-name="ce26" office:value-type="float" office:value="260750" calcext:value-type="float">
            <text:p>260 750</text:p>
          </table:table-cell>
          <table:table-cell table:style-name="ce26" office:value-type="float" office:value="118670" calcext:value-type="float">
            <text:p>118 670</text:p>
          </table:table-cell>
          <table:table-cell table:style-name="ce26" office:value-type="float" office:value="39810" calcext:value-type="float">
            <text:p>39 810</text:p>
          </table:table-cell>
          <table:table-cell table:style-name="ce26" office:value-type="float" office:value="298810" calcext:value-type="float">
            <text:p>298 810</text:p>
          </table:table-cell>
          <table:table-cell table:style-name="ce26" office:value-type="float" office:value="314030" calcext:value-type="float">
            <text:p>314 030</text:p>
          </table:table-cell>
          <table:table-cell table:style-name="ce26" office:value-type="float" office:value="294970" calcext:value-type="float">
            <text:p>294 970</text:p>
          </table:table-cell>
          <table:table-cell table:style-name="ce26" office:value-type="float" office:value="177190" calcext:value-type="float">
            <text:p>177 190</text:p>
          </table:table-cell>
          <table:table-cell table:style-name="ce26" office:value-type="float" office:value="82060" calcext:value-type="float">
            <text:p>82 060</text:p>
          </table:table-cell>
          <table:table-cell table:style-name="ce26" office:value-type="float" office:value="27760" calcext:value-type="float">
            <text:p>27 760</text:p>
          </table:table-cell>
          <table:table-cell table:style-name="ce26" office:value-type="float" office:value="506030" calcext:value-type="float">
            <text:p>506 030</text:p>
          </table:table-cell>
          <table:table-cell table:style-name="ce26" office:value-type="float" office:value="757290" calcext:value-type="float">
            <text:p>757 29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11710" calcext:value-type="float">
            <text:p>511 710</text:p>
          </table:table-cell>
          <table:table-cell table:style-name="ce26" office:value-type="float" office:value="685240" calcext:value-type="float">
            <text:p>685 24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015900" calcext:value-type="float">
            <text:p>1 015 900</text:p>
          </table:table-cell>
          <table:table-cell table:style-name="ce28" office:value-type="float" office:value="246700" calcext:value-type="float">
            <text:p>246 700</text:p>
          </table:table-cell>
          <table:table-cell table:style-name="ce28" office:value-type="float" office:value="838200" calcext:value-type="float">
            <text:p>838 200</text:p>
          </table:table-cell>
          <table:table-cell office:value-type="float" office:value="340600" calcext:value-type="float">
            <text:p>340 6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Morocco</text:p>
          </table:table-cell>
          <table:table-cell table:style-name="ce26" office:value-type="float" office:value="674938.688" calcext:value-type="float">
            <text:p>674 939</text:p>
          </table:table-cell>
          <table:table-cell table:style-name="ce26" office:value-type="float" office:value="33414260" calcext:value-type="float">
            <text:p>33 414 260</text:p>
          </table:table-cell>
          <table:table-cell table:style-name="ce26" office:value-type="float" office:value="29654400" calcext:value-type="float">
            <text:p>29 654 400</text:p>
          </table:table-cell>
          <table:table-cell table:style-name="ce28" office:value-type="float" office:value="34165300" calcext:value-type="float">
            <text:p>34 165 300</text:p>
          </table:table-cell>
          <table:table-cell table:style-name="ce28" office:value-type="float" office:value="28205100" calcext:value-type="float">
            <text:p>28 205 100</text:p>
          </table:table-cell>
          <table:table-cell table:style-name="ce26" office:value-type="float" office:value="16657720" calcext:value-type="float">
            <text:p>16 657 720</text:p>
          </table:table-cell>
          <table:table-cell table:style-name="ce26" office:value-type="float" office:value="16756540" calcext:value-type="float">
            <text:p>16 756 540</text:p>
          </table:table-cell>
          <table:table-cell table:style-name="ce26" office:value-type="float" office:value="14635440" calcext:value-type="float">
            <text:p>14 635 440</text:p>
          </table:table-cell>
          <table:table-cell table:style-name="ce26" office:value-type="float" office:value="15018960" calcext:value-type="float">
            <text:p>15 018 960</text:p>
          </table:table-cell>
          <table:table-cell table:style-name="ce26" office:value-type="float" office:value="9398890" calcext:value-type="float">
            <text:p>9 398 890</text:p>
          </table:table-cell>
          <table:table-cell table:style-name="ce26" office:value-type="float" office:value="8774440" calcext:value-type="float">
            <text:p>8 774 440</text:p>
          </table:table-cell>
          <table:table-cell table:style-name="ce26" office:value-type="float" office:value="7087900" calcext:value-type="float">
            <text:p>7 087 900</text:p>
          </table:table-cell>
          <table:table-cell table:style-name="ce26" office:value-type="float" office:value="4969330" calcext:value-type="float">
            <text:p>4 969 330</text:p>
          </table:table-cell>
          <table:table-cell table:style-name="ce26" office:value-type="float" office:value="2323750" calcext:value-type="float">
            <text:p>2 323 750</text:p>
          </table:table-cell>
          <table:table-cell table:style-name="ce26" office:value-type="float" office:value="827880" calcext:value-type="float">
            <text:p>827 880</text:p>
          </table:table-cell>
          <table:table-cell table:style-name="ce26" office:value-type="float" office:value="9247500" calcext:value-type="float">
            <text:p>9 247 500</text:p>
          </table:table-cell>
          <table:table-cell table:style-name="ce26" office:value-type="float" office:value="8564900" calcext:value-type="float">
            <text:p>8 564 900</text:p>
          </table:table-cell>
          <table:table-cell table:style-name="ce26" office:value-type="float" office:value="5976960" calcext:value-type="float">
            <text:p>5 976 960</text:p>
          </table:table-cell>
          <table:table-cell table:style-name="ce26" office:value-type="float" office:value="3465740" calcext:value-type="float">
            <text:p>3 465 740</text:p>
          </table:table-cell>
          <table:table-cell table:style-name="ce26" office:value-type="float" office:value="1774960" calcext:value-type="float">
            <text:p>1 774 960</text:p>
          </table:table-cell>
          <table:table-cell table:style-name="ce26" office:value-type="float" office:value="591460" calcext:value-type="float">
            <text:p>591 460</text:p>
          </table:table-cell>
          <table:table-cell table:style-name="ce26" office:value-type="float" office:value="20210110" calcext:value-type="float">
            <text:p>20 210 110</text:p>
          </table:table-cell>
          <table:table-cell table:style-name="ce26" office:value-type="float" office:value="13149730" calcext:value-type="float">
            <text:p>13 149 730</text:p>
          </table:table-cell>
          <table:table-cell table:style-name="ce26" office:value-type="float" office:value="54420" calcext:value-type="float">
            <text:p>54 42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8" office:value-type="float" office:value="19875900" calcext:value-type="float">
            <text:p>19 875 900</text:p>
          </table:table-cell>
          <table:table-cell table:style-name="ce28" office:value-type="float" office:value="14289400" calcext:value-type="float">
            <text:p>14 289 400</text:p>
          </table:table-cell>
          <table:table-cell table:style-name="ce28" office:value-type="float" office:value="14096500" calcext:value-type="float">
            <text:p>14 096 500</text:p>
          </table:table-cell>
          <table:table-cell office:value-type="float" office:value="14108600" calcext:value-type="float">
            <text:p>14 108 6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Mozambique</text:p>
          </table:table-cell>
          <table:table-cell table:style-name="ce26" office:value-type="float" office:value="782329.252599" calcext:value-type="float">
            <text:p>782 329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20470480" calcext:value-type="float">
            <text:p>20 470 480</text:p>
          </table:table-cell>
          <table:table-cell table:style-name="ce28" office:value-type="float" office:value="26961300" calcext:value-type="float">
            <text:p>26 961 300</text:p>
          </table:table-cell>
          <table:table-cell table:style-name="ce28" office:value-type="float" office:value="16617300" calcext:value-type="float">
            <text:p>16 617 3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9847770" calcext:value-type="float">
            <text:p>9 847 770</text:p>
          </table:table-cell>
          <table:table-cell table:style-name="ce26" office:value-type="float" office:value="10622710" calcext:value-type="float">
            <text:p>10 622 71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9604660" calcext:value-type="float">
            <text:p>9 604 660</text:p>
          </table:table-cell>
          <table:table-cell table:style-name="ce26" office:value-type="float" office:value="5298520" calcext:value-type="float">
            <text:p>5 298 520</text:p>
          </table:table-cell>
          <table:table-cell table:style-name="ce26" office:value-type="float" office:value="3063020" calcext:value-type="float">
            <text:p>3 063 020</text:p>
          </table:table-cell>
          <table:table-cell table:style-name="ce26" office:value-type="float" office:value="1575500" calcext:value-type="float">
            <text:p>1 575 500</text:p>
          </table:table-cell>
          <table:table-cell table:style-name="ce26" office:value-type="float" office:value="699340" calcext:value-type="float">
            <text:p>699 340</text:p>
          </table:table-cell>
          <table:table-cell table:style-name="ce26" office:value-type="float" office:value="222330" calcext:value-type="float">
            <text:p>222 33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6214350" calcext:value-type="float">
            <text:p>6 214 350</text:p>
          </table:table-cell>
          <table:table-cell table:style-name="ce26" office:value-type="float" office:value="14256130" calcext:value-type="float">
            <text:p>14 256 13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8926700" calcext:value-type="float">
            <text:p>8 926 700</text:p>
          </table:table-cell>
          <table:table-cell table:style-name="ce28" office:value-type="float" office:value="18034600" calcext:value-type="float">
            <text:p>18 034 600</text:p>
          </table:table-cell>
          <table:table-cell table:style-name="ce28" office:value-type="float" office:value="4769500" calcext:value-type="float">
            <text:p>4 769 500</text:p>
          </table:table-cell>
          <table:table-cell office:value-type="float" office:value="11847800" calcext:value-type="float">
            <text:p>11 847 8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Rwanda</text:p>
          </table:table-cell>
          <table:table-cell table:style-name="ce26" office:value-type="float" office:value="25404.95024" calcext:value-type="float">
            <text:p>25 405</text:p>
          </table:table-cell>
          <table:table-cell table:style-name="ce26" office:value-type="float" office:value="10383690" calcext:value-type="float">
            <text:p>10 383 690</text:p>
          </table:table-cell>
          <table:table-cell table:style-name="ce26" office:value-type="float" office:value="8433920" calcext:value-type="float">
            <text:p>8 433 920</text:p>
          </table:table-cell>
          <table:table-cell table:style-name="ce28" office:value-type="float" office:value="11346300" calcext:value-type="float">
            <text:p>11 346 300</text:p>
          </table:table-cell>
          <table:table-cell table:style-name="ce28" office:value-type="float" office:value="7893200" calcext:value-type="float">
            <text:p>7 893 200</text:p>
          </table:table-cell>
          <table:table-cell table:style-name="ce26" office:value-type="float" office:value="4983020" calcext:value-type="float">
            <text:p>4 983 020</text:p>
          </table:table-cell>
          <table:table-cell table:style-name="ce26" office:value-type="float" office:value="5400670" calcext:value-type="float">
            <text:p>5 400 670</text:p>
          </table:table-cell>
          <table:table-cell table:style-name="ce26" office:value-type="float" office:value="4029140" calcext:value-type="float">
            <text:p>4 029 140</text:p>
          </table:table-cell>
          <table:table-cell table:style-name="ce26" office:value-type="float" office:value="4404780" calcext:value-type="float">
            <text:p>4 404 780</text:p>
          </table:table-cell>
          <table:table-cell table:style-name="ce26" office:value-type="float" office:value="4288750" calcext:value-type="float">
            <text:p>4 288 750</text:p>
          </table:table-cell>
          <table:table-cell table:style-name="ce26" office:value-type="float" office:value="3037560" calcext:value-type="float">
            <text:p>3 037 560</text:p>
          </table:table-cell>
          <table:table-cell table:style-name="ce26" office:value-type="float" office:value="1664660" calcext:value-type="float">
            <text:p>1 664 660</text:p>
          </table:table-cell>
          <table:table-cell table:style-name="ce26" office:value-type="float" office:value="890480" calcext:value-type="float">
            <text:p>890 480</text:p>
          </table:table-cell>
          <table:table-cell table:style-name="ce26" office:value-type="float" office:value="364430" calcext:value-type="float">
            <text:p>364 430</text:p>
          </table:table-cell>
          <table:table-cell table:style-name="ce26" office:value-type="float" office:value="135260" calcext:value-type="float">
            <text:p>135 260</text:p>
          </table:table-cell>
          <table:table-cell table:style-name="ce26" office:value-type="float" office:value="3694270" calcext:value-type="float">
            <text:p>3 694 270</text:p>
          </table:table-cell>
          <table:table-cell table:style-name="ce26" office:value-type="float" office:value="2561470" calcext:value-type="float">
            <text:p>2 561 470</text:p>
          </table:table-cell>
          <table:table-cell table:style-name="ce26" office:value-type="float" office:value="1226510" calcext:value-type="float">
            <text:p>1 226 510</text:p>
          </table:table-cell>
          <table:table-cell table:style-name="ce26" office:value-type="float" office:value="593870" calcext:value-type="float">
            <text:p>593 870</text:p>
          </table:table-cell>
          <table:table-cell table:style-name="ce26" office:value-type="float" office:value="274950" calcext:value-type="float">
            <text:p>274 950</text:p>
          </table:table-cell>
          <table:table-cell table:style-name="ce26" office:value-type="float" office:value="79960" calcext:value-type="float">
            <text:p>79 960</text:p>
          </table:table-cell>
          <table:table-cell table:style-name="ce26" office:value-type="float" office:value="1684920" calcext:value-type="float">
            <text:p>1 684 920</text:p>
          </table:table-cell>
          <table:table-cell table:style-name="ce26" office:value-type="float" office:value="8698770" calcext:value-type="float">
            <text:p>8 698 77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51970" calcext:value-type="float">
            <text:p>1 451 970</text:p>
          </table:table-cell>
          <table:table-cell table:style-name="ce26" office:value-type="float" office:value="6981950" calcext:value-type="float">
            <text:p>6 981 95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6335300" calcext:value-type="float">
            <text:p>6 335 300</text:p>
          </table:table-cell>
          <table:table-cell table:style-name="ce28" office:value-type="float" office:value="5011000" calcext:value-type="float">
            <text:p>5 011 000</text:p>
          </table:table-cell>
          <table:table-cell table:style-name="ce28" office:value-type="float" office:value="1969600" calcext:value-type="float">
            <text:p>1 969 600</text:p>
          </table:table-cell>
          <table:table-cell office:value-type="float" office:value="5923600" calcext:value-type="float">
            <text:p>5 923 6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Senegal</text:p>
          </table:table-cell>
          <table:table-cell table:style-name="ce26" office:value-type="float" office:value="197153.388455" calcext:value-type="float">
            <text:p>197 153</text:p>
          </table:table-cell>
          <table:table-cell table:style-name="ce26" office:value-type="float" office:value="13096357.7400001" calcext:value-type="float">
            <text:p>13 096 358</text:p>
          </table:table-cell>
          <table:table-cell table:style-name="ce26" office:value-type="float" office:value="9945620" calcext:value-type="float">
            <text:p>9 945 620</text:p>
          </table:table-cell>
          <table:table-cell table:style-name="ce28" office:value-type="float" office:value="14143200" calcext:value-type="float">
            <text:p>14 143 200</text:p>
          </table:table-cell>
          <table:table-cell table:style-name="ce28" office:value-type="float" office:value="9479400" calcext:value-type="float">
            <text:p>9 479 400</text:p>
          </table:table-cell>
          <table:table-cell table:style-name="ce26" office:value-type="float" office:value="6571802.85000003" calcext:value-type="float">
            <text:p>6 571 803</text:p>
          </table:table-cell>
          <table:table-cell table:style-name="ce26" office:value-type="float" office:value="6524554.89000003" calcext:value-type="float">
            <text:p>6 524 555</text:p>
          </table:table-cell>
          <table:table-cell table:style-name="ce26" office:value-type="float" office:value="4894680" calcext:value-type="float">
            <text:p>4 894 680</text:p>
          </table:table-cell>
          <table:table-cell table:style-name="ce26" office:value-type="float" office:value="5050940" calcext:value-type="float">
            <text:p>5 050 940</text:p>
          </table:table-cell>
          <table:table-cell table:style-name="ce26" office:value-type="float" office:value="5462249.79000001" calcext:value-type="float">
            <text:p>5 462 250</text:p>
          </table:table-cell>
          <table:table-cell table:style-name="ce26" office:value-type="float" office:value="3660051.11999999" calcext:value-type="float">
            <text:p>3 660 051</text:p>
          </table:table-cell>
          <table:table-cell table:style-name="ce26" office:value-type="float" office:value="2113136.65" calcext:value-type="float">
            <text:p>2 113 137</text:p>
          </table:table-cell>
          <table:table-cell table:style-name="ce26" office:value-type="float" office:value="1135607.59" calcext:value-type="float">
            <text:p>1 135 608</text:p>
          </table:table-cell>
          <table:table-cell table:style-name="ce26" office:value-type="float" office:value="553410.67" calcext:value-type="float">
            <text:p>553 411</text:p>
          </table:table-cell>
          <table:table-cell table:style-name="ce26" office:value-type="float" office:value="168767.02" calcext:value-type="float">
            <text:p>168 767</text:p>
          </table:table-cell>
          <table:table-cell table:style-name="ce26" office:value-type="float" office:value="4234110" calcext:value-type="float">
            <text:p>4 234 110</text:p>
          </table:table-cell>
          <table:table-cell table:style-name="ce26" office:value-type="float" office:value="2875770" calcext:value-type="float">
            <text:p>2 875 770</text:p>
          </table:table-cell>
          <table:table-cell table:style-name="ce26" office:value-type="float" office:value="1528700" calcext:value-type="float">
            <text:p>1 528 700</text:p>
          </table:table-cell>
          <table:table-cell table:style-name="ce26" office:value-type="float" office:value="768190" calcext:value-type="float">
            <text:p>768 190</text:p>
          </table:table-cell>
          <table:table-cell table:style-name="ce26" office:value-type="float" office:value="410500" calcext:value-type="float">
            <text:p>410 500</text:p>
          </table:table-cell>
          <table:table-cell table:style-name="ce26" office:value-type="float" office:value="128350" calcext:value-type="float">
            <text:p>128 350</text:p>
          </table:table-cell>
          <table:table-cell table:style-name="ce26" office:value-type="float" office:value="5929875.21000002" calcext:value-type="float">
            <text:p>5 929 875</text:p>
          </table:table-cell>
          <table:table-cell table:style-name="ce26" office:value-type="float" office:value="7166482.53000005" calcext:value-type="float">
            <text:p>7 166 48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039840" calcext:value-type="float">
            <text:p>4 039 840</text:p>
          </table:table-cell>
          <table:table-cell table:style-name="ce26" office:value-type="float" office:value="5905780" calcext:value-type="float">
            <text:p>5 905 78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7156900" calcext:value-type="float">
            <text:p>7 156 900</text:p>
          </table:table-cell>
          <table:table-cell table:style-name="ce28" office:value-type="float" office:value="6986300" calcext:value-type="float">
            <text:p>6 986 300</text:p>
          </table:table-cell>
          <table:table-cell table:style-name="ce28" office:value-type="float" office:value="4043700" calcext:value-type="float">
            <text:p>4 043 700</text:p>
          </table:table-cell>
          <table:table-cell office:value-type="float" office:value="5435700" calcext:value-type="float">
            <text:p>5 435 7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Sierra Leone</text:p>
          </table:table-cell>
          <table:table-cell table:style-name="ce26" office:value-type="float" office:value="72785.8590242" calcext:value-type="float">
            <text:p>72 786</text:p>
          </table:table-cell>
          <table:table-cell table:style-name="ce26" office:value-type="float" office:value="7108910" calcext:value-type="float">
            <text:p>7 108 910</text:p>
          </table:table-cell>
          <table:table-cell table:style-name="ce26" office:value-type="float" office:value="4942980" calcext:value-type="float">
            <text:p>4 942 980</text:p>
          </table:table-cell>
          <table:table-cell table:style-name="ce28" office:value-type="float" office:value="7092100" calcext:value-type="float">
            <text:p>7 092 100</text:p>
          </table:table-cell>
          <table:table-cell table:style-name="ce28" office:value-type="float" office:value="4615800" calcext:value-type="float">
            <text:p>4 615 800</text:p>
          </table:table-cell>
          <table:table-cell table:style-name="ce26" office:value-type="float" office:value="3494400" calcext:value-type="float">
            <text:p>3 494 400</text:p>
          </table:table-cell>
          <table:table-cell table:style-name="ce26" office:value-type="float" office:value="3614510" calcext:value-type="float">
            <text:p>3 614 510</text:p>
          </table:table-cell>
          <table:table-cell table:style-name="ce26" office:value-type="float" office:value="2400210" calcext:value-type="float">
            <text:p>2 400 210</text:p>
          </table:table-cell>
          <table:table-cell table:style-name="ce26" office:value-type="float" office:value="2542770" calcext:value-type="float">
            <text:p>2 542 770</text:p>
          </table:table-cell>
          <table:table-cell table:style-name="ce26" office:value-type="float" office:value="2895360" calcext:value-type="float">
            <text:p>2 895 360</text:p>
          </table:table-cell>
          <table:table-cell table:style-name="ce26" office:value-type="float" office:value="2150540" calcext:value-type="float">
            <text:p>2 150 540</text:p>
          </table:table-cell>
          <table:table-cell table:style-name="ce26" office:value-type="float" office:value="1159740" calcext:value-type="float">
            <text:p>1 159 740</text:p>
          </table:table-cell>
          <table:table-cell table:style-name="ce26" office:value-type="float" office:value="542740" calcext:value-type="float">
            <text:p>542 740</text:p>
          </table:table-cell>
          <table:table-cell table:style-name="ce26" office:value-type="float" office:value="252900" calcext:value-type="float">
            <text:p>252 900</text:p>
          </table:table-cell>
          <table:table-cell table:style-name="ce26" office:value-type="float" office:value="102890" calcext:value-type="float">
            <text:p>102 890</text:p>
          </table:table-cell>
          <table:table-cell table:style-name="ce26" office:value-type="float" office:value="2061850" calcext:value-type="float">
            <text:p>2 061 850</text:p>
          </table:table-cell>
          <table:table-cell table:style-name="ce26" office:value-type="float" office:value="1356330" calcext:value-type="float">
            <text:p>1 356 330</text:p>
          </table:table-cell>
          <table:table-cell table:style-name="ce26" office:value-type="float" office:value="816400" calcext:value-type="float">
            <text:p>816 400</text:p>
          </table:table-cell>
          <table:table-cell table:style-name="ce26" office:value-type="float" office:value="391100" calcext:value-type="float">
            <text:p>391 100</text:p>
          </table:table-cell>
          <table:table-cell table:style-name="ce26" office:value-type="float" office:value="204050" calcext:value-type="float">
            <text:p>204 050</text:p>
          </table:table-cell>
          <table:table-cell table:style-name="ce26" office:value-type="float" office:value="99490" calcext:value-type="float">
            <text:p>99 490</text:p>
          </table:table-cell>
          <table:table-cell table:style-name="ce26" office:value-type="float" office:value="2938680" calcext:value-type="float">
            <text:p>2 938 680</text:p>
          </table:table-cell>
          <table:table-cell table:style-name="ce26" office:value-type="float" office:value="4170230" calcext:value-type="float">
            <text:p>4 170 2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0150" calcext:value-type="float">
            <text:p>1 860 150</text:p>
          </table:table-cell>
          <table:table-cell table:style-name="ce26" office:value-type="float" office:value="3082830" calcext:value-type="float">
            <text:p>3 082 83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2592400" calcext:value-type="float">
            <text:p>2 592 400</text:p>
          </table:table-cell>
          <table:table-cell table:style-name="ce28" office:value-type="float" office:value="4499700" calcext:value-type="float">
            <text:p>4 499 700</text:p>
          </table:table-cell>
          <table:table-cell table:style-name="ce28" office:value-type="float" office:value="1293600" calcext:value-type="float">
            <text:p>1 293 600</text:p>
          </table:table-cell>
          <table:table-cell office:value-type="float" office:value="3322200" calcext:value-type="float">
            <text:p>3 322 2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South Africa</text:p>
          </table:table-cell>
          <table:table-cell table:style-name="ce26" office:value-type="float" office:value="1220968.82" calcext:value-type="float">
            <text:p>1 220 969</text:p>
          </table:table-cell>
          <table:table-cell table:style-name="ce26" office:value-type="float" office:value="55653938.41" calcext:value-type="float">
            <text:p>55 653 938</text:p>
          </table:table-cell>
          <table:table-cell table:style-name="ce26" office:value-type="float" office:value="47173595.08" calcext:value-type="float">
            <text:p>47 173 595</text:p>
          </table:table-cell>
          <table:table-cell table:style-name="ce28" office:value-type="float" office:value="54646600" calcext:value-type="float">
            <text:p>54 646 600</text:p>
          </table:table-cell>
          <table:table-cell table:style-name="ce28" office:value-type="float" office:value="44019300" calcext:value-type="float">
            <text:p>44 019 300</text:p>
          </table:table-cell>
          <table:table-cell table:style-name="ce26" office:value-type="float" office:value="27247401.91" calcext:value-type="float">
            <text:p>27 247 402</text:p>
          </table:table-cell>
          <table:table-cell table:style-name="ce26" office:value-type="float" office:value="28406536.5" calcext:value-type="float">
            <text:p>28 406 537</text:p>
          </table:table-cell>
          <table:table-cell table:style-name="ce26" office:value-type="float" office:value="22380334.41" calcext:value-type="float">
            <text:p>22 380 334</text:p>
          </table:table-cell>
          <table:table-cell table:style-name="ce26" office:value-type="float" office:value="24793260.67" calcext:value-type="float">
            <text:p>24 793 261</text:p>
          </table:table-cell>
          <table:table-cell table:style-name="ce26" office:value-type="float" office:value="16786586.93" calcext:value-type="float">
            <text:p>16 786 587</text:p>
          </table:table-cell>
          <table:table-cell table:style-name="ce26" office:value-type="float" office:value="15687129.45" calcext:value-type="float">
            <text:p>15 687 129</text:p>
          </table:table-cell>
          <table:table-cell table:style-name="ce26" office:value-type="float" office:value="11563203.09" calcext:value-type="float">
            <text:p>11 563 203</text:p>
          </table:table-cell>
          <table:table-cell table:style-name="ce26" office:value-type="float" office:value="7091721.68" calcext:value-type="float">
            <text:p>7 091 722</text:p>
          </table:table-cell>
          <table:table-cell table:style-name="ce26" office:value-type="float" office:value="3576851" calcext:value-type="float">
            <text:p>3 576 851</text:p>
          </table:table-cell>
          <table:table-cell table:style-name="ce26" office:value-type="float" office:value="942739.73" calcext:value-type="float">
            <text:p>942 740</text:p>
          </table:table-cell>
          <table:table-cell table:style-name="ce26" office:value-type="float" office:value="14468402.68" calcext:value-type="float">
            <text:p>14 468 403</text:p>
          </table:table-cell>
          <table:table-cell table:style-name="ce26" office:value-type="float" office:value="13700615.14" calcext:value-type="float">
            <text:p>13 700 615</text:p>
          </table:table-cell>
          <table:table-cell table:style-name="ce26" office:value-type="float" office:value="9369679.41" calcext:value-type="float">
            <text:p>9 369 679</text:p>
          </table:table-cell>
          <table:table-cell table:style-name="ce26" office:value-type="float" office:value="5959534.43" calcext:value-type="float">
            <text:p>5 959 534</text:p>
          </table:table-cell>
          <table:table-cell table:style-name="ce26" office:value-type="float" office:value="2736542.53" calcext:value-type="float">
            <text:p>2 736 543</text:p>
          </table:table-cell>
          <table:table-cell table:style-name="ce26" office:value-type="float" office:value="925205.4" calcext:value-type="float">
            <text:p>925 205</text:p>
          </table:table-cell>
          <table:table-cell table:style-name="ce26" office:value-type="float" office:value="35455104.42" calcext:value-type="float">
            <text:p>35 455 104</text:p>
          </table:table-cell>
          <table:table-cell table:style-name="ce26" office:value-type="float" office:value="20198833.99" calcext:value-type="float">
            <text:p>20 198 83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8320220.85" calcext:value-type="float">
            <text:p>28 320 221</text:p>
          </table:table-cell>
          <table:table-cell table:style-name="ce26" office:value-type="float" office:value="18853374.23" calcext:value-type="float">
            <text:p>18 853 37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38200800" calcext:value-type="float">
            <text:p>38 200 800</text:p>
          </table:table-cell>
          <table:table-cell table:style-name="ce28" office:value-type="float" office:value="16445800" calcext:value-type="float">
            <text:p>16 445 800</text:p>
          </table:table-cell>
          <table:table-cell table:style-name="ce28" office:value-type="float" office:value="24618500" calcext:value-type="float">
            <text:p>24 618 500</text:p>
          </table:table-cell>
          <table:table-cell office:value-type="float" office:value="19400800" calcext:value-type="float">
            <text:p>19 400 8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South Sudan</text:p>
          </table:table-cell>
          <table:table-cell table:style-name="ce26" office:value-type="float" office:value="655659.8177" calcext:value-type="float">
            <text:p>655 660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7700996.92" calcext:value-type="float">
            <text:p>7 700 997</text:p>
          </table:table-cell>
          <table:table-cell table:style-name="ce28" office:value-type="float" office:value="12408200" calcext:value-type="float">
            <text:p>12 408 200</text:p>
          </table:table-cell>
          <table:table-cell table:style-name="ce28" office:value-type="float" office:value="7179600" calcext:value-type="float">
            <text:p>7 179 6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3908707.86" calcext:value-type="float">
            <text:p>3 908 708</text:p>
          </table:table-cell>
          <table:table-cell table:style-name="ce26" office:value-type="float" office:value="3792289.06" calcext:value-type="float">
            <text:p>3 792 289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3537573.57" calcext:value-type="float">
            <text:p>3 537 574</text:p>
          </table:table-cell>
          <table:table-cell table:style-name="ce26" office:value-type="float" office:value="2109496.94" calcext:value-type="float">
            <text:p>2 109 497</text:p>
          </table:table-cell>
          <table:table-cell table:style-name="ce26" office:value-type="float" office:value="1209590.73" calcext:value-type="float">
            <text:p>1 209 591</text:p>
          </table:table-cell>
          <table:table-cell table:style-name="ce26" office:value-type="float" office:value="543917.15" calcext:value-type="float">
            <text:p>543 917</text:p>
          </table:table-cell>
          <table:table-cell table:style-name="ce26" office:value-type="float" office:value="228322.42" calcext:value-type="float">
            <text:p>228 322</text:p>
          </table:table-cell>
          <table:table-cell table:style-name="ce26" office:value-type="float" office:value="72096.11" calcext:value-type="float">
            <text:p>72 096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1902023.95" calcext:value-type="float">
            <text:p>1 902 024</text:p>
          </table:table-cell>
          <table:table-cell table:style-name="ce26" office:value-type="float" office:value="5798972.97" calcext:value-type="float">
            <text:p>5 798 97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3361900" calcext:value-type="float">
            <text:p>3 361 900</text:p>
          </table:table-cell>
          <table:table-cell table:style-name="ce28" office:value-type="float" office:value="9046300" calcext:value-type="float">
            <text:p>9 046 300</text:p>
          </table:table-cell>
          <table:table-cell table:style-name="ce28" office:value-type="float" office:value="836500" calcext:value-type="float">
            <text:p>836 500</text:p>
          </table:table-cell>
          <table:table-cell office:value-type="float" office:value="6343100" calcext:value-type="float">
            <text:p>6 343 1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Sudan</text:p>
          </table:table-cell>
          <table:table-cell table:style-name="ce26" office:value-type="float" office:value="1865948.0719" calcext:value-type="float">
            <text:p>1 865 948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30505347.5600001" calcext:value-type="float">
            <text:p>30 505 348</text:p>
          </table:table-cell>
          <table:table-cell table:style-name="ce28" office:value-type="float" office:value="38435300" calcext:value-type="float">
            <text:p>38 435 300</text:p>
          </table:table-cell>
          <table:table-cell table:style-name="ce28" office:value-type="float" office:value="24516000" calcext:value-type="float">
            <text:p>24 516 0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15413252.3000001" calcext:value-type="float">
            <text:p>15 413 252</text:p>
          </table:table-cell>
          <table:table-cell table:style-name="ce26" office:value-type="float" office:value="15092095.2600001" calcext:value-type="float">
            <text:p>15 092 095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12853208.0100001" calcext:value-type="float">
            <text:p>12 853 208</text:p>
          </table:table-cell>
          <table:table-cell table:style-name="ce26" office:value-type="float" office:value="8418397.3" calcext:value-type="float">
            <text:p>8 418 397</text:p>
          </table:table-cell>
          <table:table-cell table:style-name="ce26" office:value-type="float" office:value="5144153.64000002" calcext:value-type="float">
            <text:p>5 144 154</text:p>
          </table:table-cell>
          <table:table-cell table:style-name="ce26" office:value-type="float" office:value="2411647.64" calcext:value-type="float">
            <text:p>2 411 648</text:p>
          </table:table-cell>
          <table:table-cell table:style-name="ce26" office:value-type="float" office:value="1246884.29" calcext:value-type="float">
            <text:p>1 246 884</text:p>
          </table:table-cell>
          <table:table-cell table:style-name="ce26" office:value-type="float" office:value="431056.68" calcext:value-type="float">
            <text:p>431 057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10038484.28" calcext:value-type="float">
            <text:p>10 038 484</text:p>
          </table:table-cell>
          <table:table-cell table:style-name="ce26" office:value-type="float" office:value="20466863.2800002" calcext:value-type="float">
            <text:p>20 466 86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6335200" calcext:value-type="float">
            <text:p>16 335 200</text:p>
          </table:table-cell>
          <table:table-cell table:style-name="ce28" office:value-type="float" office:value="22100100" calcext:value-type="float">
            <text:p>22 100 100</text:p>
          </table:table-cell>
          <table:table-cell table:style-name="ce28" office:value-type="float" office:value="8863900" calcext:value-type="float">
            <text:p>8 863 900</text:p>
          </table:table-cell>
          <table:table-cell office:value-type="float" office:value="15652100" calcext:value-type="float">
            <text:p>15 652 1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Tanzania</text:p>
          </table:table-cell>
          <table:table-cell table:style-name="ce26" office:value-type="float" office:value="904628.043234" calcext:value-type="float">
            <text:p>904 628</text:p>
          </table:table-cell>
          <table:table-cell table:style-name="ce26" office:value-type="float" office:value="44066724.48" calcext:value-type="float">
            <text:p>44 066 724</text:p>
          </table:table-cell>
          <table:table-cell table:style-name="ce26" office:value-type="float" office:value="33505374.01" calcext:value-type="float">
            <text:p>33 505 374</text:p>
          </table:table-cell>
          <table:table-cell table:style-name="ce28" office:value-type="float" office:value="48786200" calcext:value-type="float">
            <text:p>48 786 200</text:p>
          </table:table-cell>
          <table:table-cell table:style-name="ce28" office:value-type="float" office:value="32617000" calcext:value-type="float">
            <text:p>32 617 000</text:p>
          </table:table-cell>
          <table:table-cell table:style-name="ce26" office:value-type="float" office:value="21394306.57" calcext:value-type="float">
            <text:p>21 394 307</text:p>
          </table:table-cell>
          <table:table-cell table:style-name="ce26" office:value-type="float" office:value="22672417.91" calcext:value-type="float">
            <text:p>22 672 418</text:p>
          </table:table-cell>
          <table:table-cell table:style-name="ce26" office:value-type="float" office:value="16285709.91" calcext:value-type="float">
            <text:p>16 285 710</text:p>
          </table:table-cell>
          <table:table-cell table:style-name="ce26" office:value-type="float" office:value="17219664.1" calcext:value-type="float">
            <text:p>17 219 664</text:p>
          </table:table-cell>
          <table:table-cell table:style-name="ce26" office:value-type="float" office:value="19453920.95" calcext:value-type="float">
            <text:p>19 453 921</text:p>
          </table:table-cell>
          <table:table-cell table:style-name="ce26" office:value-type="float" office:value="11636401.56" calcext:value-type="float">
            <text:p>11 636 402</text:p>
          </table:table-cell>
          <table:table-cell table:style-name="ce26" office:value-type="float" office:value="7072904.48" calcext:value-type="float">
            <text:p>7 072 904</text:p>
          </table:table-cell>
          <table:table-cell table:style-name="ce26" office:value-type="float" office:value="3428558.5" calcext:value-type="float">
            <text:p>3 428 559</text:p>
          </table:table-cell>
          <table:table-cell table:style-name="ce26" office:value-type="float" office:value="1720463.17" calcext:value-type="float">
            <text:p>1 720 463</text:p>
          </table:table-cell>
          <table:table-cell table:style-name="ce26" office:value-type="float" office:value="754475.82" calcext:value-type="float">
            <text:p>754 476</text:p>
          </table:table-cell>
          <table:table-cell table:style-name="ce26" office:value-type="float" office:value="14961928.18" calcext:value-type="float">
            <text:p>14 961 928</text:p>
          </table:table-cell>
          <table:table-cell table:style-name="ce26" office:value-type="float" office:value="9067828.62999999" calcext:value-type="float">
            <text:p>9 067 829</text:p>
          </table:table-cell>
          <table:table-cell table:style-name="ce26" office:value-type="float" office:value="5065777.25" calcext:value-type="float">
            <text:p>5 065 777</text:p>
          </table:table-cell>
          <table:table-cell table:style-name="ce26" office:value-type="float" office:value="2444340.87" calcext:value-type="float">
            <text:p>2 444 341</text:p>
          </table:table-cell>
          <table:table-cell table:style-name="ce26" office:value-type="float" office:value="1422690.88" calcext:value-type="float">
            <text:p>1 422 691</text:p>
          </table:table-cell>
          <table:table-cell table:style-name="ce26" office:value-type="float" office:value="542808.2" calcext:value-type="float">
            <text:p>542 808</text:p>
          </table:table-cell>
          <table:table-cell table:style-name="ce26" office:value-type="float" office:value="15920962.79" calcext:value-type="float">
            <text:p>15 920 963</text:p>
          </table:table-cell>
          <table:table-cell table:style-name="ce26" office:value-type="float" office:value="28145761.69" calcext:value-type="float">
            <text:p>28 145 76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823328.34" calcext:value-type="float">
            <text:p>7 823 328</text:p>
          </table:table-cell>
          <table:table-cell table:style-name="ce26" office:value-type="float" office:value="25682045.6700001" calcext:value-type="float">
            <text:p>25 682 04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8567200" calcext:value-type="float">
            <text:p>18 567 200</text:p>
          </table:table-cell>
          <table:table-cell table:style-name="ce28" office:value-type="float" office:value="30219000" calcext:value-type="float">
            <text:p>30 219 000</text:p>
          </table:table-cell>
          <table:table-cell table:style-name="ce28" office:value-type="float" office:value="10041100" calcext:value-type="float">
            <text:p>10 041 100</text:p>
          </table:table-cell>
          <table:table-cell office:value-type="float" office:value="22575900" calcext:value-type="float">
            <text:p>22 575 9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Togo</text:p>
          </table:table-cell>
          <table:table-cell table:style-name="ce26" office:value-type="float" office:value="57078.88918" calcext:value-type="float">
            <text:p>57 079</text:p>
          </table:table-cell>
          <table:table-cell table:style-name="ce26" office:value-type="float" office:value="6292193.55000002" calcext:value-type="float">
            <text:p>6 292 194</text:p>
          </table:table-cell>
          <table:table-cell table:style-name="ce26" office:value-type="string" calcext:value-type="string">
            <text:p>NA</text:p>
          </table:table-cell>
          <table:table-cell table:style-name="ce28" office:value-type="float" office:value="6835000" calcext:value-type="float">
            <text:p>6 835 000</text:p>
          </table:table-cell>
          <table:table-cell table:style-name="ce28" office:value-type="float" office:value="4531300" calcext:value-type="float">
            <text:p>4 531 300</text:p>
          </table:table-cell>
          <table:table-cell table:style-name="ce26" office:value-type="float" office:value="3053303.64000001" calcext:value-type="float">
            <text:p>3 053 304</text:p>
          </table:table-cell>
          <table:table-cell table:style-name="ce26" office:value-type="float" office:value="3238889.91000001" calcext:value-type="float">
            <text:p>3 238 89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2625532.33000001" calcext:value-type="float">
            <text:p>2 625 532</text:p>
          </table:table-cell>
          <table:table-cell table:style-name="ce26" office:value-type="float" office:value="1692686.38" calcext:value-type="float">
            <text:p>1 692 686</text:p>
          </table:table-cell>
          <table:table-cell table:style-name="ce26" office:value-type="float" office:value="1102258.01" calcext:value-type="float">
            <text:p>1 102 258</text:p>
          </table:table-cell>
          <table:table-cell table:style-name="ce26" office:value-type="float" office:value="529971.57" calcext:value-type="float">
            <text:p>529 972</text:p>
          </table:table-cell>
          <table:table-cell table:style-name="ce26" office:value-type="float" office:value="233712.82" calcext:value-type="float">
            <text:p>233 713</text:p>
          </table:table-cell>
          <table:table-cell table:style-name="ce26" office:value-type="float" office:value="108032.44" calcext:value-type="float">
            <text:p>108 032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2368818.23" calcext:value-type="float">
            <text:p>2 368 818</text:p>
          </table:table-cell>
          <table:table-cell table:style-name="ce26" office:value-type="float" office:value="3923375.32000001" calcext:value-type="float">
            <text:p>3 923 37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8" office:value-type="float" office:value="3401500" calcext:value-type="float">
            <text:p>3 401 500</text:p>
          </table:table-cell>
          <table:table-cell table:style-name="ce28" office:value-type="float" office:value="3433500" calcext:value-type="float">
            <text:p>3 433 500</text:p>
          </table:table-cell>
          <table:table-cell table:style-name="ce28" office:value-type="float" office:value="1264200" calcext:value-type="float">
            <text:p>1 264 200</text:p>
          </table:table-cell>
          <table:table-cell office:value-type="float" office:value="3267100" calcext:value-type="float">
            <text:p>3 267 1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Uganda</text:p>
          </table:table-cell>
          <table:table-cell table:style-name="ce26" office:value-type="float" office:value="210723.490208" calcext:value-type="float">
            <text:p>210 723</text:p>
          </table:table-cell>
          <table:table-cell table:style-name="ce26" office:value-type="float" office:value="35065460" calcext:value-type="float">
            <text:p>35 065 460</text:p>
          </table:table-cell>
          <table:table-cell table:style-name="ce26" office:value-type="float" office:value="24974490" calcext:value-type="float">
            <text:p>24 974 490</text:p>
          </table:table-cell>
          <table:table-cell table:style-name="ce28" office:value-type="float" office:value="35550600" calcext:value-type="float">
            <text:p>35 550 600</text:p>
          </table:table-cell>
          <table:table-cell table:style-name="ce28" office:value-type="float" office:value="22246700" calcext:value-type="float">
            <text:p>22 246 700</text:p>
          </table:table-cell>
          <table:table-cell table:style-name="ce26" office:value-type="float" office:value="17451590" calcext:value-type="float">
            <text:p>17 451 590</text:p>
          </table:table-cell>
          <table:table-cell table:style-name="ce26" office:value-type="float" office:value="17613870" calcext:value-type="float">
            <text:p>17 613 870</text:p>
          </table:table-cell>
          <table:table-cell table:style-name="ce26" office:value-type="float" office:value="12422470" calcext:value-type="float">
            <text:p>12 422 470</text:p>
          </table:table-cell>
          <table:table-cell table:style-name="ce26" office:value-type="float" office:value="12552020" calcext:value-type="float">
            <text:p>12 552 020</text:p>
          </table:table-cell>
          <table:table-cell table:style-name="ce26" office:value-type="float" office:value="16488270" calcext:value-type="float">
            <text:p>16 488 270</text:p>
          </table:table-cell>
          <table:table-cell table:style-name="ce26" office:value-type="float" office:value="9535700" calcext:value-type="float">
            <text:p>9 535 700</text:p>
          </table:table-cell>
          <table:table-cell table:style-name="ce26" office:value-type="float" office:value="5108510" calcext:value-type="float">
            <text:p>5 108 510</text:p>
          </table:table-cell>
          <table:table-cell table:style-name="ce26" office:value-type="float" office:value="2423750" calcext:value-type="float">
            <text:p>2 423 750</text:p>
          </table:table-cell>
          <table:table-cell table:style-name="ce26" office:value-type="float" office:value="1085850" calcext:value-type="float">
            <text:p>1 085 850</text:p>
          </table:table-cell>
          <table:table-cell table:style-name="ce26" office:value-type="float" office:value="423380" calcext:value-type="float">
            <text:p>423 380</text:p>
          </table:table-cell>
          <table:table-cell table:style-name="ce26" office:value-type="float" office:value="12062390" calcext:value-type="float">
            <text:p>12 062 390</text:p>
          </table:table-cell>
          <table:table-cell table:style-name="ce26" office:value-type="float" office:value="6785900" calcext:value-type="float">
            <text:p>6 785 900</text:p>
          </table:table-cell>
          <table:table-cell table:style-name="ce26" office:value-type="float" office:value="3499960" calcext:value-type="float">
            <text:p>3 499 960</text:p>
          </table:table-cell>
          <table:table-cell table:style-name="ce26" office:value-type="float" office:value="1459690" calcext:value-type="float">
            <text:p>1 459 690</text:p>
          </table:table-cell>
          <table:table-cell table:style-name="ce26" office:value-type="float" office:value="860860" calcext:value-type="float">
            <text:p>860 860</text:p>
          </table:table-cell>
          <table:table-cell table:style-name="ce26" office:value-type="float" office:value="305690" calcext:value-type="float">
            <text:p>305 690</text:p>
          </table:table-cell>
          <table:table-cell table:style-name="ce26" office:value-type="float" office:value="8428710" calcext:value-type="float">
            <text:p>8 428 710</text:p>
          </table:table-cell>
          <table:table-cell table:style-name="ce26" office:value-type="float" office:value="26636750" calcext:value-type="float">
            <text:p>26 636 75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060540" calcext:value-type="float">
            <text:p>3 060 540</text:p>
          </table:table-cell>
          <table:table-cell table:style-name="ce26" office:value-type="float" office:value="21913950" calcext:value-type="float">
            <text:p>21 913 95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4041100" calcext:value-type="float">
            <text:p>14 041 100</text:p>
          </table:table-cell>
          <table:table-cell table:style-name="ce28" office:value-type="float" office:value="21509500" calcext:value-type="float">
            <text:p>21 509 500</text:p>
          </table:table-cell>
          <table:table-cell table:style-name="ce28" office:value-type="float" office:value="3372800" calcext:value-type="float">
            <text:p>3 372 800</text:p>
          </table:table-cell>
          <table:table-cell office:value-type="float" office:value="18873900" calcext:value-type="float">
            <text:p>18 873 9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Zambia</text:p>
          </table:table-cell>
          <table:table-cell table:style-name="ce26" office:value-type="float" office:value="753903.4593" calcext:value-type="float">
            <text:p>753 903</text:p>
          </table:table-cell>
          <table:table-cell table:style-name="ce26" office:value-type="float" office:value="13219730" calcext:value-type="float">
            <text:p>13 219 730</text:p>
          </table:table-cell>
          <table:table-cell table:style-name="ce26" office:value-type="float" office:value="9961170" calcext:value-type="float">
            <text:p>9 961 170</text:p>
          </table:table-cell>
          <table:table-cell table:style-name="ce28" office:value-type="float" office:value="15474000" calcext:value-type="float">
            <text:p>15 474 000</text:p>
          </table:table-cell>
          <table:table-cell table:style-name="ce28" office:value-type="float" office:value="10285600" calcext:value-type="float">
            <text:p>10 285 600</text:p>
          </table:table-cell>
          <table:table-cell table:style-name="ce26" office:value-type="float" office:value="6501890" calcext:value-type="float">
            <text:p>6 501 890</text:p>
          </table:table-cell>
          <table:table-cell table:style-name="ce26" office:value-type="float" office:value="6717840" calcext:value-type="float">
            <text:p>6 717 840</text:p>
          </table:table-cell>
          <table:table-cell table:style-name="ce26" office:value-type="float" office:value="4969070" calcext:value-type="float">
            <text:p>4 969 070</text:p>
          </table:table-cell>
          <table:table-cell table:style-name="ce26" office:value-type="float" office:value="4992100" calcext:value-type="float">
            <text:p>4 992 100</text:p>
          </table:table-cell>
          <table:table-cell table:style-name="ce26" office:value-type="float" office:value="5982880" calcext:value-type="float">
            <text:p>5 982 880</text:p>
          </table:table-cell>
          <table:table-cell table:style-name="ce26" office:value-type="float" office:value="3828820" calcext:value-type="float">
            <text:p>3 828 820</text:p>
          </table:table-cell>
          <table:table-cell table:style-name="ce26" office:value-type="float" office:value="2017850" calcext:value-type="float">
            <text:p>2 017 850</text:p>
          </table:table-cell>
          <table:table-cell table:style-name="ce26" office:value-type="float" office:value="862760" calcext:value-type="float">
            <text:p>862 760</text:p>
          </table:table-cell>
          <table:table-cell table:style-name="ce26" office:value-type="float" office:value="392070" calcext:value-type="float">
            <text:p>392 070</text:p>
          </table:table-cell>
          <table:table-cell table:style-name="ce26" office:value-type="float" office:value="135350" calcext:value-type="float">
            <text:p>135 350</text:p>
          </table:table-cell>
          <table:table-cell table:style-name="ce26" office:value-type="float" office:value="4495620" calcext:value-type="float">
            <text:p>4 495 620</text:p>
          </table:table-cell>
          <table:table-cell table:style-name="ce26" office:value-type="float" office:value="2957990" calcext:value-type="float">
            <text:p>2 957 990</text:p>
          </table:table-cell>
          <table:table-cell table:style-name="ce26" office:value-type="float" office:value="1434030" calcext:value-type="float">
            <text:p>1 434 030</text:p>
          </table:table-cell>
          <table:table-cell table:style-name="ce26" office:value-type="float" office:value="653340" calcext:value-type="float">
            <text:p>653 340</text:p>
          </table:table-cell>
          <table:table-cell table:style-name="ce26" office:value-type="float" office:value="328160" calcext:value-type="float">
            <text:p>328 160</text:p>
          </table:table-cell>
          <table:table-cell table:style-name="ce26" office:value-type="float" office:value="92030" calcext:value-type="float">
            <text:p>92 03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3510720" calcext:value-type="float">
            <text:p>3 510 720</text:p>
          </table:table-cell>
          <table:table-cell table:style-name="ce26" office:value-type="float" office:value="6450450" calcext:value-type="float">
            <text:p>6 450 45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6877700" calcext:value-type="float">
            <text:p>6 877 700</text:p>
          </table:table-cell>
          <table:table-cell table:style-name="ce28" office:value-type="float" office:value="8596300" calcext:value-type="float">
            <text:p>8 596 300</text:p>
          </table:table-cell>
          <table:table-cell table:style-name="ce28" office:value-type="float" office:value="3447000" calcext:value-type="float">
            <text:p>3 447 000</text:p>
          </table:table-cell>
          <table:table-cell office:value-type="float" office:value="6838600" calcext:value-type="float">
            <text:p>6 838 60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Zimbabwe</text:p>
          </table:table-cell>
          <table:table-cell table:style-name="ce26" office:value-type="float" office:value="391923.408685" calcext:value-type="float">
            <text:p>391 923</text:p>
          </table:table-cell>
          <table:table-cell table:style-name="ce26" office:value-type="float" office:value="13093760" calcext:value-type="float">
            <text:p>13 093 760</text:p>
          </table:table-cell>
          <table:table-cell table:style-name="ce26" office:value-type="string" calcext:value-type="string">
            <text:p>NA</text:p>
          </table:table-cell>
          <table:table-cell table:style-name="ce28" office:value-type="float" office:value="13943200" calcext:value-type="float">
            <text:p>13 943 200</text:p>
          </table:table-cell>
          <table:table-cell table:style-name="ce28" office:value-type="float" office:value="11354000" calcext:value-type="float">
            <text:p>11 354 000</text:p>
          </table:table-cell>
          <table:table-cell table:style-name="ce26" office:value-type="float" office:value="6297100" calcext:value-type="float">
            <text:p>6 297 100</text:p>
          </table:table-cell>
          <table:table-cell table:style-name="ce26" office:value-type="float" office:value="6796660" calcext:value-type="float">
            <text:p>6 796 66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5391740" calcext:value-type="float">
            <text:p>5 391 740</text:p>
          </table:table-cell>
          <table:table-cell table:style-name="ce26" office:value-type="float" office:value="3744600" calcext:value-type="float">
            <text:p>3 744 600</text:p>
          </table:table-cell>
          <table:table-cell table:style-name="ce26" office:value-type="float" office:value="2184540" calcext:value-type="float">
            <text:p>2 184 540</text:p>
          </table:table-cell>
          <table:table-cell table:style-name="ce26" office:value-type="float" office:value="983520" calcext:value-type="float">
            <text:p>983 520</text:p>
          </table:table-cell>
          <table:table-cell table:style-name="ce26" office:value-type="float" office:value="532480" calcext:value-type="float">
            <text:p>532 480</text:p>
          </table:table-cell>
          <table:table-cell table:style-name="ce26" office:value-type="float" office:value="228640" calcext:value-type="float">
            <text:p>228 640</text:p>
          </table:table-cell>
          <table:table-cell table:number-columns-repeated="6" table:style-name="ce26" office:value-type="string" calcext:value-type="string">
            <text:p>NA</text:p>
          </table:table-cell>
          <table:table-cell table:style-name="ce26" office:value-type="float" office:value="4076640" calcext:value-type="float">
            <text:p>4 076 640</text:p>
          </table:table-cell>
          <table:table-cell table:style-name="ce26" office:value-type="float" office:value="9017120" calcext:value-type="float">
            <text:p>9 017 12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8" office:value-type="float" office:value="4801000" calcext:value-type="float">
            <text:p>4 801 000</text:p>
          </table:table-cell>
          <table:table-cell table:style-name="ce28" office:value-type="float" office:value="9142200" calcext:value-type="float">
            <text:p>9 142 200</text:p>
          </table:table-cell>
          <table:table-cell table:style-name="ce28" office:value-type="float" office:value="3392800" calcext:value-type="float">
            <text:p>3 392 800</text:p>
          </table:table-cell>
          <table:table-cell office:value-type="float" office:value="7961200" calcext:value-type="float">
            <text:p>7 961 200</text:p>
          </table:table-cell>
          <table:table-cell table:number-columns-repeated="992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decimal-places="0" number:min-integer-digits="0"/>
    </number:number-style>
    <number:number-style style:name="N109">
      <number:number number:decimal-places="0" number:min-decimal-places="0" number:min-integer-digits="3"/>
    </number:number-style>
    <number:number-style style:name="N108">
      <number:number number:decimal-places="0" number:min-decimal-places="0" number:min-integer-digits="0" number:grouping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9:50:15.658915905</meta:creation-date>
    <dc:date>2022-11-23T12:27:45.086224017</dc:date>
    <meta:editing-duration>PT2H13M46S</meta:editing-duration>
    <meta:editing-cycles>34</meta:editing-cycles>
    <meta:generator>LibreOffice/7.3.6.2$Linux_X86_64 LibreOffice_project/30$Build-2</meta:generator>
    <meta:document-statistic meta:table-count="2" meta:cell-count="1174" meta:object-count="0"/>
  </office:meta>
</office:document-meta>
</file>